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Fine_20_Dashed" draw:fill="solid" draw:fill-color="#f0f0f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971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cm"/>
    </style:style>
    <style:style style:name="gr7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fill="none" draw:textarea-horizontal-align="justify" draw:textarea-vertical-align="middle" draw:auto-grow-height="false"/>
    </style:style>
    <style:style style:name="gr11" style:family="graphic" style:parent-style-name="standard">
      <style:graphic-properties draw:stroke="solid" draw:stroke-dash="Fine_20_Dashed" draw:marker-end="Arrow" draw:marker-end-width="0.3cm" draw:fill="solid" draw:fill-color="#ffff00" draw:textarea-horizontal-align="center" draw:textarea-vertical-align="middle"/>
    </style:style>
    <style:style style:name="gr12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3" style:family="graphic" style:parent-style-name="standard">
      <style:graphic-properties draw:stroke="none" draw:fill="solid" draw:fill-color="#ffff00"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fill="solid" draw:fill-color="#ffb515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712cm" fo:min-width="0.353cm"/>
    </style:style>
    <style:style style:name="gr16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712cm" fo:min-width="0.535cm"/>
    </style:style>
    <style:style style:name="gr17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712cm" fo:min-width="0.705cm"/>
    </style:style>
    <style:style style:name="gr18" style:family="graphic" style:parent-style-name="standard">
      <style:graphic-properties draw:stroke="solid" draw:stroke-dash="Fine_20_Dashed" draw:fill="solid" draw:fill-color="#ff8080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0" style:family="graphic" style:parent-style-name="standard">
      <style:graphic-properties draw:fill="solid" draw:fill-color="#999999" draw:opacity="10%" draw:textarea-horizontal-align="justify" draw:textarea-vertical-align="middle" draw:auto-grow-height="false" draw:shadow-opacity="10%"/>
    </style:style>
    <style:style style:name="gr21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fill="solid" draw:fill-color="#ffb515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01cm"/>
    </style:style>
    <style:style style:name="gr24" style:family="graphic" style:parent-style-name="standard">
      <style:graphic-properties draw:stroke="dash" draw:stroke-dash="Fine_20_Dashed" draw:fill="solid" draw:fill-color="#ffff00" draw:textarea-horizontal-align="center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177cm"/>
    </style:style>
    <style:style style:name="gr26" style:family="graphic" style:parent-style-name="standard">
      <style:graphic-properties draw:stroke="solid" draw:stroke-dash="Fine_20_Dashed" draw:fill="solid" draw:fill-color="#ffffff" draw:textarea-horizontal-align="justify" draw:textarea-vertical-align="middle" draw:auto-grow-height="false"/>
    </style:style>
    <style:style style:name="gr27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712cm" fo:min-width="0.679cm"/>
    </style:style>
    <style:style style:name="gr28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712cm" fo:min-width="0.612cm"/>
    </style:style>
    <style:style style:name="gr29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712cm" fo:min-width="0.671cm"/>
    </style:style>
    <style:style style:name="gr30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712cm" fo:min-width="0.603cm"/>
    </style:style>
    <style:style style:name="gr31" style:family="graphic" style:parent-style-name="standard">
      <style:graphic-properties draw:textarea-horizontal-align="center" draw:textarea-vertical-align="middle"/>
    </style:style>
    <style:style style:name="gr32" style:family="graphic" style:parent-style-name="standard">
      <style:graphic-properties draw:stroke="dash" draw:stroke-dash="Fine_20_Dashed" draw:textarea-horizontal-align="center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7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2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cm" fo:min-width="2cm"/>
    </style:style>
    <style:style style:name="gr36" style:family="graphic" style:parent-style-name="standard">
      <style:graphic-properties draw:fill="solid" draw:fill-color="#999999" draw:opacity="10%" draw:textarea-horizontal-align="justify" draw:textarea-vertical-align="middle" draw:auto-grow-height="false" fo:min-height="5.758cm" fo:min-width="5.478cm" draw:shadow-opacity="10%"/>
    </style:style>
    <style:style style:name="gr37" style:family="graphic" style:parent-style-name="standard">
      <style:graphic-properties draw:fill="solid" draw:fill-color="#ffb515" draw:textarea-horizontal-align="justify" draw:textarea-vertical-align="middle" draw:auto-grow-height="false" fo:min-height="2.75cm" fo:min-width="2.515cm"/>
    </style:style>
    <style:style style:name="gr38" style:family="graphic" style:parent-style-name="standard">
      <style:graphic-properties draw:fill="solid" draw:fill-color="#ffb515" draw:textarea-horizontal-align="justify" draw:textarea-vertical-align="middle" draw:auto-grow-height="false" fo:min-height="2.75cm" fo:min-width="2.517cm"/>
    </style:style>
    <style:style style:name="gr39" style:family="graphic" style:parent-style-name="standard">
      <style:graphic-properties draw:fill="solid" draw:fill-color="#ffff00" draw:textarea-horizontal-align="justify" draw:textarea-vertical-align="middle" draw:auto-grow-height="false" fo:min-height="5.779cm" fo:min-width="5.53cm"/>
    </style:style>
    <style:style style:name="gr40" style:family="graphic" style:parent-style-name="standard">
      <style:graphic-properties draw:fill="solid" draw:fill-color="#999999" draw:opacity="10%" draw:textarea-horizontal-align="justify" draw:textarea-vertical-align="middle" draw:auto-grow-height="false" fo:min-height="5.751cm" fo:min-width="5.518cm" draw:shadow-opacity="10%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648cm"/>
    </style:style>
    <style:style style:name="gr42" style:family="graphic" style:parent-style-name="standard">
      <style:graphic-properties draw:fill="solid" draw:fill-color="#0084d1" draw:textarea-horizontal-align="justify" draw:textarea-vertical-align="middle" draw:auto-grow-height="false" fo:min-height="2.75cm" fo:min-width="2.515cm"/>
    </style:style>
    <style:style style:name="gr43" style:family="graphic" style:parent-style-name="standard">
      <style:graphic-properties draw:fill="solid" draw:fill-color="#0084d1" draw:textarea-horizontal-align="justify" draw:textarea-vertical-align="middle" draw:auto-grow-height="false" fo:min-height="2.75cm" fo:min-width="2.517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18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8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4.819cm" svg:height="15.272cm" svg:x="0.181cm" svg:y="0.0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3.181cm" svg:y="2.182cm">
          <text:p text:style-name="P1"><text:span text:style-name="T1">B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cm" svg:height="9.91cm" svg:x="3.181cm" svg:y="4.181cm">
          <text:p text:style-name="P1"><text:span text:style-name="T1">in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3cm" svg:height="1.673cm" svg:x="3.181cm" svg:y="0.236cm">
          <draw:text-box>
            <text:p><text:span text:style-name="T1">U_minus</text:span></text:p>
            <text:p><text:span text:style-name="T1">(master)</text:span></text:p>
          </draw:text-box>
        </draw:frame>
        <draw:custom-shape draw:style-name="gr2" draw:text-style-name="P2" draw:layer="layout" svg:width="3cm" svg:height="9.91cm" svg:x="11.091cm" svg:y="4.181cm">
          <text:p text:style-name="P1"><text:span text:style-name="T1">inner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471cm" svg:height="1.673cm" svg:x="11.091cm" svg:y="0.272cm">
          <draw:text-box>
            <text:p><text:span text:style-name="T1">U_plus</text:span></text:p>
            <text:p><text:span text:style-name="T1">(slave)</text:span></text:p>
          </draw:text-box>
        </draw:frame>
        <draw:custom-shape draw:style-name="gr5" draw:text-style-name="P1" draw:layer="layout" svg:width="3cm" svg:height="10.001cm" svg:x="20.091cm" svg:y="4.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3" draw:layer="layout" svg:width="1.7cm" svg:height="0.962cm" svg:x="20.727cm" svg:y="0.31cm">
          <draw:text-box>
            <text:p><text:span text:style-name="T1">Flux</text:span></text:p>
          </draw:text-box>
        </draw:frame>
        <draw:custom-shape draw:style-name="gr5" draw:text-style-name="P1" draw:layer="layout" svg:width="3cm" svg:height="2cm" svg:x="20.091cm" svg:y="2.09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xml:id="id1" draw:id="id1" draw:layer="layout" svg:width="6.911cm" svg:height="1.909cm" svg:x="5.091cm" svg:y="15.727cm">
          <text:p text:style-name="P1"><text:span text:style-name="T1">U</text:span></text:p>
          <text:p text:style-name="P1"><text:span text:style-name="T1">(3D volume data)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2" draw:id="id2" draw:layer="layout" svg:width="12.09cm" svg:height="3cm" draw:transform="rotate (1.5707963267949) translate (7.091cm 14.181cm)">
          <text:p text:style-name="P1"><text:span text:style-name="T1">Prolong To Face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curve" svg:x1="8.546cm" svg:y1="15.727cm" svg:x2="8.591cm" svg:y2="14.181cm" draw:start-shape="id1" draw:start-glue-point="0" draw:end-shape="id2" draw:end-glue-point="3" svg:d="M8546 15727c0-1159 45-387 45-1546" svg:viewBox="0 0 46 1547">
          <text:p/>
        </draw:connector>
        <draw:custom-shape draw:style-name="gr7" draw:text-style-name="P2" xml:id="id4" draw:id="id4" draw:layer="layout" svg:width="6cm" svg:height="2.273cm" svg:x="23.181cm" svg:y="15.545cm">
          <text:p text:style-name="P1"><text:span text:style-name="T1">Ut</text:span></text:p>
          <text:p text:style-name="P1"><text:span text:style-name="T1">(3D volume data)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3" draw:id="id3" draw:layer="layout" svg:width="12cm" svg:height="2.09cm" draw:transform="rotate (1.5707963267949) translate (27.091cm 14.091cm)">
          <text:p text:style-name="P1"><text:span text:style-name="T1">SurfInt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curve" svg:x1="28.136cm" svg:y1="14.091cm" svg:x2="26.181cm" svg:y2="15.545cm" draw:start-shape="id3" draw:start-glue-point="3" draw:end-shape="id4" draw:end-glue-point="0" svg:d="M28136 14091c0 1090-1955 364-1955 1454" svg:viewBox="0 0 1956 1455">
          <text:p/>
        </draw:connector>
        <draw:custom-shape draw:style-name="gr10" draw:text-style-name="P2" draw:layer="layout" svg:width="3cm" svg:height="9.91cm" svg:x="16.091cm" svg:y="4.181cm">
          <text:p text:style-name="P1"><text:span text:style-name="T1">Riemann</text:span></text:p>
          <text:p text:style-name="P1"><text:span text:style-name="T1">(U_minus,</text:span></text:p>
          <text:p text:style-name="P1"><text:span text:style-name="T1">U_plus)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cm" svg:height="2cm" svg:x="16.091cm" svg:y="2.091cm">
          <text:p text:style-name="P1"><text:span text:style-name="T1">FillBC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7.091cm" svg:y1="2.636cm" svg:x2="6.181cm" svg:y2="2.636cm">
          <text:p/>
        </draw:line>
        <draw:line draw:style-name="gr11" draw:text-style-name="P1" draw:layer="layout" svg:x1="7.091cm" svg:y1="3.727cm" svg:x2="6.181cm" svg:y2="3.727cm">
          <text:p/>
        </draw:line>
        <draw:line draw:style-name="gr11" draw:text-style-name="P1" draw:layer="layout" svg:x1="7.091cm" svg:y1="4.636cm" svg:x2="6.181cm" svg:y2="4.636cm">
          <text:p/>
        </draw:line>
        <draw:line draw:style-name="gr11" draw:text-style-name="P1" draw:layer="layout" svg:x1="7.091cm" svg:y1="5.727cm" svg:x2="6.181cm" svg:y2="5.727cm">
          <text:p/>
        </draw:line>
        <draw:line draw:style-name="gr11" draw:text-style-name="P1" draw:layer="layout" svg:x1="7.091cm" svg:y1="6.636cm" svg:x2="6.181cm" svg:y2="6.636cm">
          <text:p/>
        </draw:line>
        <draw:line draw:style-name="gr11" draw:text-style-name="P1" draw:layer="layout" svg:x1="7.091cm" svg:y1="7.727cm" svg:x2="6.181cm" svg:y2="7.727cm">
          <text:p/>
        </draw:line>
        <draw:line draw:style-name="gr11" draw:text-style-name="P1" draw:layer="layout" svg:x1="7.091cm" svg:y1="8.636cm" svg:x2="6.181cm" svg:y2="8.636cm">
          <text:p/>
        </draw:line>
        <draw:line draw:style-name="gr11" draw:text-style-name="P1" draw:layer="layout" svg:x1="7.091cm" svg:y1="9.727cm" svg:x2="6.181cm" svg:y2="9.727cm">
          <text:p/>
        </draw:line>
        <draw:line draw:style-name="gr11" draw:text-style-name="P1" draw:layer="layout" svg:x1="7.091cm" svg:y1="10.636cm" svg:x2="6.181cm" svg:y2="10.636cm">
          <text:p/>
        </draw:line>
        <draw:line draw:style-name="gr11" draw:text-style-name="P1" draw:layer="layout" svg:x1="7.091cm" svg:y1="12.736cm" svg:x2="6.181cm" svg:y2="12.736cm">
          <text:p/>
        </draw:line>
        <draw:line draw:style-name="gr11" draw:text-style-name="P1" draw:layer="layout" svg:x1="10.091cm" svg:y1="6.636cm" svg:x2="11.091cm" svg:y2="6.636cm">
          <text:p/>
        </draw:line>
        <draw:line draw:style-name="gr11" draw:text-style-name="P1" draw:layer="layout" svg:x1="10.091cm" svg:y1="7.727cm" svg:x2="11.091cm" svg:y2="7.727cm">
          <text:p/>
        </draw:line>
        <draw:line draw:style-name="gr11" draw:text-style-name="P1" draw:layer="layout" svg:x1="10.091cm" svg:y1="8.636cm" svg:x2="11.091cm" svg:y2="8.636cm">
          <text:p/>
        </draw:line>
        <draw:line draw:style-name="gr11" draw:text-style-name="P1" draw:layer="layout" svg:x1="10.091cm" svg:y1="9.727cm" svg:x2="11.091cm" svg:y2="9.727cm">
          <text:p/>
        </draw:line>
        <draw:line draw:style-name="gr11" draw:text-style-name="P1" draw:layer="layout" svg:x1="10.091cm" svg:y1="10.636cm" svg:x2="11.091cm" svg:y2="10.636cm">
          <text:p/>
        </draw:line>
        <draw:line draw:style-name="gr11" draw:text-style-name="P1" draw:layer="layout" svg:x1="10.091cm" svg:y1="11.727cm" svg:x2="11.091cm" svg:y2="11.727cm">
          <text:p/>
        </draw:line>
        <draw:line draw:style-name="gr11" draw:text-style-name="P1" draw:layer="layout" svg:x1="10.091cm" svg:y1="12.636cm" svg:x2="11.091cm" svg:y2="12.636cm">
          <text:p/>
        </draw:line>
        <draw:line draw:style-name="gr11" draw:text-style-name="P1" draw:layer="layout" svg:x1="10.091cm" svg:y1="13.727cm" svg:x2="11.091cm" svg:y2="13.727cm">
          <text:p/>
        </draw:line>
        <draw:line draw:style-name="gr11" draw:text-style-name="P1" draw:layer="layout" svg:x1="15.091cm" svg:y1="6.545cm" svg:x2="16.091cm" svg:y2="6.545cm">
          <text:p/>
        </draw:line>
        <draw:line draw:style-name="gr11" draw:text-style-name="P1" draw:layer="layout" svg:x1="15.091cm" svg:y1="7.636cm" svg:x2="16.091cm" svg:y2="7.636cm">
          <text:p/>
        </draw:line>
        <draw:line draw:style-name="gr11" draw:text-style-name="P1" draw:layer="layout" svg:x1="15.091cm" svg:y1="8.545cm" svg:x2="16.091cm" svg:y2="8.545cm">
          <text:p/>
        </draw:line>
        <draw:line draw:style-name="gr11" draw:text-style-name="P1" draw:layer="layout" svg:x1="15.091cm" svg:y1="9.636cm" svg:x2="16.091cm" svg:y2="9.636cm">
          <text:p/>
        </draw:line>
        <draw:line draw:style-name="gr11" draw:text-style-name="P1" draw:layer="layout" svg:x1="15.091cm" svg:y1="10.545cm" svg:x2="16.091cm" svg:y2="10.545cm">
          <text:p/>
        </draw:line>
        <draw:line draw:style-name="gr11" draw:text-style-name="P1" draw:layer="layout" svg:x1="15.091cm" svg:y1="11.636cm" svg:x2="16.091cm" svg:y2="11.636cm">
          <text:p/>
        </draw:line>
        <draw:line draw:style-name="gr11" draw:text-style-name="P1" draw:layer="layout" svg:x1="15.091cm" svg:y1="12.545cm" svg:x2="16.091cm" svg:y2="12.545cm">
          <text:p/>
        </draw:line>
        <draw:line draw:style-name="gr11" draw:text-style-name="P1" draw:layer="layout" svg:x1="15.091cm" svg:y1="13.636cm" svg:x2="16.091cm" svg:y2="13.636cm">
          <text:p/>
        </draw:line>
        <draw:line draw:style-name="gr11" draw:text-style-name="P1" draw:layer="layout" svg:x1="15.081cm" svg:y1="2.545cm" svg:x2="16.081cm" svg:y2="2.545cm">
          <text:p/>
        </draw:line>
        <draw:line draw:style-name="gr11" draw:text-style-name="P1" draw:layer="layout" svg:x1="15.081cm" svg:y1="3.636cm" svg:x2="16.081cm" svg:y2="3.636cm">
          <text:p/>
        </draw:line>
        <draw:line draw:style-name="gr11" draw:text-style-name="P1" draw:layer="layout" svg:x1="19.101cm" svg:y1="6.545cm" svg:x2="20.101cm" svg:y2="6.545cm">
          <text:p/>
        </draw:line>
        <draw:line draw:style-name="gr11" draw:text-style-name="P1" draw:layer="layout" svg:x1="19.101cm" svg:y1="7.636cm" svg:x2="20.101cm" svg:y2="7.636cm">
          <text:p/>
        </draw:line>
        <draw:line draw:style-name="gr11" draw:text-style-name="P1" draw:layer="layout" svg:x1="19.101cm" svg:y1="8.545cm" svg:x2="20.101cm" svg:y2="8.545cm">
          <text:p/>
        </draw:line>
        <draw:line draw:style-name="gr11" draw:text-style-name="P1" draw:layer="layout" svg:x1="19.101cm" svg:y1="9.636cm" svg:x2="20.101cm" svg:y2="9.636cm">
          <text:p/>
        </draw:line>
        <draw:line draw:style-name="gr11" draw:text-style-name="P1" draw:layer="layout" svg:x1="19.101cm" svg:y1="10.545cm" svg:x2="20.101cm" svg:y2="10.545cm">
          <text:p/>
        </draw:line>
        <draw:line draw:style-name="gr11" draw:text-style-name="P1" draw:layer="layout" svg:x1="19.101cm" svg:y1="11.636cm" svg:x2="20.101cm" svg:y2="11.636cm">
          <text:p/>
        </draw:line>
        <draw:line draw:style-name="gr11" draw:text-style-name="P1" draw:layer="layout" svg:x1="19.101cm" svg:y1="12.545cm" svg:x2="20.101cm" svg:y2="12.545cm">
          <text:p/>
        </draw:line>
        <draw:line draw:style-name="gr11" draw:text-style-name="P1" draw:layer="layout" svg:x1="19.101cm" svg:y1="13.636cm" svg:x2="20.101cm" svg:y2="13.636cm">
          <text:p/>
        </draw:line>
        <draw:line draw:style-name="gr11" draw:text-style-name="P1" draw:layer="layout" svg:x1="19.091cm" svg:y1="2.545cm" svg:x2="20.091cm" svg:y2="2.545cm">
          <text:p/>
        </draw:line>
        <draw:line draw:style-name="gr11" draw:text-style-name="P1" draw:layer="layout" svg:x1="19.091cm" svg:y1="3.636cm" svg:x2="20.091cm" svg:y2="3.636cm">
          <text:p/>
        </draw:line>
        <draw:line draw:style-name="gr11" draw:text-style-name="P1" draw:layer="layout" svg:x1="23.091cm" svg:y1="2.636cm" svg:x2="27.091cm" svg:y2="2.636cm">
          <text:p/>
        </draw:line>
        <draw:line draw:style-name="gr11" draw:text-style-name="P1" draw:layer="layout" svg:x1="23.091cm" svg:y1="3.727cm" svg:x2="27.091cm" svg:y2="3.727cm">
          <text:p/>
        </draw:line>
        <draw:line draw:style-name="gr11" draw:text-style-name="P1" draw:layer="layout" svg:x1="23.091cm" svg:y1="4.636cm" svg:x2="27.091cm" svg:y2="4.636cm">
          <text:p/>
        </draw:line>
        <draw:line draw:style-name="gr11" draw:text-style-name="P1" draw:layer="layout" svg:x1="23.091cm" svg:y1="5.727cm" svg:x2="27.091cm" svg:y2="5.727cm">
          <text:p/>
        </draw:line>
        <draw:line draw:style-name="gr11" draw:text-style-name="P1" draw:layer="layout" svg:x1="23.091cm" svg:y1="6.636cm" svg:x2="27.091cm" svg:y2="6.636cm">
          <text:p/>
        </draw:line>
        <draw:line draw:style-name="gr11" draw:text-style-name="P1" draw:layer="layout" svg:x1="23.091cm" svg:y1="7.727cm" svg:x2="27.091cm" svg:y2="7.727cm">
          <text:p/>
        </draw:line>
        <draw:line draw:style-name="gr11" draw:text-style-name="P1" draw:layer="layout" svg:x1="23.091cm" svg:y1="8.636cm" svg:x2="27.091cm" svg:y2="8.636cm">
          <text:p/>
        </draw:line>
        <draw:line draw:style-name="gr11" draw:text-style-name="P1" draw:layer="layout" svg:x1="23.091cm" svg:y1="9.727cm" svg:x2="27.091cm" svg:y2="9.727cm">
          <text:p/>
        </draw:line>
        <draw:line draw:style-name="gr11" draw:text-style-name="P1" draw:layer="layout" svg:x1="23.091cm" svg:y1="10.636cm" svg:x2="27.091cm" svg:y2="10.636cm">
          <text:p/>
        </draw:line>
        <draw:line draw:style-name="gr11" draw:text-style-name="P1" draw:layer="layout" svg:x1="23.091cm" svg:y1="12.636cm" svg:x2="27.091cm" svg:y2="12.636cm">
          <text:p/>
        </draw:line>
        <draw:line draw:style-name="gr11" draw:text-style-name="P1" draw:layer="layout" svg:x1="10.09cm" svg:y1="4.636cm" svg:x2="11.09cm" svg:y2="4.636cm">
          <text:p/>
        </draw:line>
        <draw:line draw:style-name="gr11" draw:text-style-name="P1" draw:layer="layout" svg:x1="10.09cm" svg:y1="5.727cm" svg:x2="11.09cm" svg:y2="5.727cm">
          <text:p/>
        </draw:line>
        <draw:line draw:style-name="gr11" draw:text-style-name="P1" draw:layer="layout" svg:x1="15.09cm" svg:y1="4.636cm" svg:x2="16.09cm" svg:y2="4.636cm">
          <text:p/>
        </draw:line>
        <draw:line draw:style-name="gr11" draw:text-style-name="P1" draw:layer="layout" svg:x1="15.09cm" svg:y1="5.727cm" svg:x2="16.09cm" svg:y2="5.727cm">
          <text:p/>
        </draw:line>
        <draw:line draw:style-name="gr11" draw:text-style-name="P1" draw:layer="layout" svg:x1="19.09cm" svg:y1="4.727cm" svg:x2="20.09cm" svg:y2="4.727cm">
          <text:p/>
        </draw:line>
        <draw:line draw:style-name="gr11" draw:text-style-name="P1" draw:layer="layout" svg:x1="19.09cm" svg:y1="5.818cm" svg:x2="20.09cm" svg:y2="5.818cm">
          <text:p/>
        </draw:line>
        <draw:line draw:style-name="gr11" draw:text-style-name="P1" draw:layer="layout" svg:x1="23.09cm" svg:y1="11.545cm" svg:x2="27.09cm" svg:y2="11.545cm">
          <text:p/>
        </draw:line>
        <draw:line draw:style-name="gr11" draw:text-style-name="P1" draw:layer="layout" svg:x1="23.09cm" svg:y1="13.545cm" svg:x2="27.09cm" svg:y2="13.545cm">
          <text:p/>
        </draw:line>
        <draw:line draw:style-name="gr11" draw:text-style-name="P1" draw:layer="layout" svg:x1="7.09cm" svg:y1="11.627cm" svg:x2="6.18cm" svg:y2="11.627cm">
          <text:p/>
        </draw:line>
        <draw:line draw:style-name="gr11" draw:text-style-name="P1" draw:layer="layout" svg:x1="7.09cm" svg:y1="13.527cm" svg:x2="6.18cm" svg:y2="13.527cm">
          <text:p/>
        </draw:line>
      </draw:page>
      <draw:page draw:name="page2" draw:style-name="dp1" draw:master-page-name="Standard">
        <draw:custom-shape draw:style-name="gr1" draw:text-style-name="P1" draw:layer="layout" svg:width="14.819cm" svg:height="15.272cm" svg:x="0.181cm" svg:y="0.0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3.181cm" svg:y="2.182cm">
          <text:p text:style-name="P1"><text:span text:style-name="T1">B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cm" svg:height="7.909cm" svg:x="3.181cm" svg:y="6.182cm">
          <text:p text:style-name="P1"><text:span text:style-name="T1">in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3cm" svg:height="1.673cm" svg:x="3.181cm" svg:y="0.236cm">
          <draw:text-box>
            <text:p><text:span text:style-name="T1">U_minus</text:span></text:p>
            <text:p><text:span text:style-name="T1">(master)</text:span></text:p>
          </draw:text-box>
        </draw:frame>
        <draw:custom-shape draw:style-name="gr2" draw:text-style-name="P2" draw:layer="layout" svg:width="3cm" svg:height="8cm" svg:x="11.091cm" svg:y="6.091cm">
          <text:p text:style-name="P1"><text:span text:style-name="T1">inner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471cm" svg:height="1.673cm" svg:x="11.091cm" svg:y="0.272cm">
          <draw:text-box>
            <text:p><text:span text:style-name="T1">U_plus</text:span></text:p>
            <text:p><text:span text:style-name="T1">(slave)</text:span></text:p>
          </draw:text-box>
        </draw:frame>
        <draw:custom-shape draw:style-name="gr5" draw:text-style-name="P1" draw:layer="layout" svg:width="3cm" svg:height="8cm" svg:x="20.091cm" svg:y="6.0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3" draw:layer="layout" svg:width="1.7cm" svg:height="0.962cm" svg:x="20.727cm" svg:y="0.31cm">
          <draw:text-box>
            <text:p><text:span text:style-name="T1">Flux</text:span></text:p>
          </draw:text-box>
        </draw:frame>
        <draw:custom-shape draw:style-name="gr5" draw:text-style-name="P1" draw:layer="layout" svg:width="3cm" svg:height="2cm" svg:x="20.091cm" svg:y="2.09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xml:id="id5" draw:id="id5" draw:layer="layout" svg:width="6.821cm" svg:height="1.909cm" svg:x="5.179cm" svg:y="15.636cm">
          <text:p text:style-name="P1"><text:span text:style-name="T1">U</text:span></text:p>
          <text:p text:style-name="P1"><text:span text:style-name="T1">(3D volume data)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6" draw:id="id6" draw:layer="layout" svg:width="12.09cm" svg:height="3cm" draw:transform="rotate (1.5707963267949) translate (7.091cm 14.181cm)">
          <text:p text:style-name="P1"><text:span text:style-name="T1">Prolong To Face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curve" svg:x1="8.589cm" svg:y1="15.636cm" svg:x2="8.591cm" svg:y2="14.181cm" draw:start-shape="id5" draw:start-glue-point="0" draw:end-shape="id6" draw:end-glue-point="3" svg:d="M8589 15636c0-1092 2-365 2-1455" svg:viewBox="0 0 3 1456">
          <text:p/>
        </draw:connector>
        <draw:custom-shape draw:style-name="gr7" draw:text-style-name="P2" xml:id="id8" draw:id="id8" draw:layer="layout" svg:width="6cm" svg:height="2cm" svg:x="23.272cm" svg:y="15.727cm">
          <text:p text:style-name="P1"><text:span text:style-name="T1">Ut</text:span></text:p>
          <text:p text:style-name="P1"><text:span text:style-name="T1">(3D volume data)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7" draw:id="id7" draw:layer="layout" svg:width="12cm" svg:height="2.09cm" draw:transform="rotate (1.5707963267949) translate (27.091cm 14.091cm)">
          <text:p text:style-name="P1"><text:span text:style-name="T1">SurfInt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curve" svg:x1="28.136cm" svg:y1="14.091cm" svg:x2="26.272cm" svg:y2="15.727cm" draw:start-shape="id7" draw:start-glue-point="3" draw:end-shape="id8" draw:end-glue-point="0" svg:d="M28136 14091c0 1227-1864 409-1864 1636" svg:viewBox="0 0 1865 1637">
          <text:p/>
        </draw:connector>
        <draw:custom-shape draw:style-name="gr10" draw:text-style-name="P2" draw:layer="layout" svg:width="3cm" svg:height="8cm" svg:x="16.091cm" svg:y="6.091cm">
          <text:p text:style-name="P1"><text:span text:style-name="T1">Riemann</text:span></text:p>
          <text:p text:style-name="P1"><text:span text:style-name="T1">(U_minus,</text:span></text:p>
          <text:p text:style-name="P1"><text:span text:style-name="T1">U_plus)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cm" svg:height="2cm" svg:x="16.091cm" svg:y="2.091cm">
          <text:p text:style-name="P1"><text:span text:style-name="T1">FillBC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7.091cm" svg:y1="2.636cm" svg:x2="6.181cm" svg:y2="2.636cm">
          <text:p/>
        </draw:line>
        <draw:line draw:style-name="gr11" draw:text-style-name="P1" draw:layer="layout" svg:x1="7.091cm" svg:y1="3.727cm" svg:x2="6.181cm" svg:y2="3.727cm">
          <text:p/>
        </draw:line>
        <draw:line draw:style-name="gr11" draw:text-style-name="P1" draw:layer="layout" svg:x1="7.091cm" svg:y1="6.636cm" svg:x2="6.181cm" svg:y2="6.636cm">
          <text:p/>
        </draw:line>
        <draw:line draw:style-name="gr11" draw:text-style-name="P1" draw:layer="layout" svg:x1="7.091cm" svg:y1="7.727cm" svg:x2="6.181cm" svg:y2="7.727cm">
          <text:p/>
        </draw:line>
        <draw:line draw:style-name="gr11" draw:text-style-name="P1" draw:layer="layout" svg:x1="7.091cm" svg:y1="8.636cm" svg:x2="6.181cm" svg:y2="8.636cm">
          <text:p/>
        </draw:line>
        <draw:line draw:style-name="gr11" draw:text-style-name="P1" draw:layer="layout" svg:x1="7.091cm" svg:y1="9.727cm" svg:x2="6.181cm" svg:y2="9.727cm">
          <text:p/>
        </draw:line>
        <draw:line draw:style-name="gr11" draw:text-style-name="P1" draw:layer="layout" svg:x1="7.091cm" svg:y1="10.636cm" svg:x2="6.181cm" svg:y2="10.636cm">
          <text:p/>
        </draw:line>
        <draw:line draw:style-name="gr11" draw:text-style-name="P1" draw:layer="layout" svg:x1="7.091cm" svg:y1="12.636cm" svg:x2="6.181cm" svg:y2="12.636cm">
          <text:p/>
        </draw:line>
        <draw:line draw:style-name="gr11" draw:text-style-name="P1" draw:layer="layout" svg:x1="10.091cm" svg:y1="6.636cm" svg:x2="11.091cm" svg:y2="6.636cm">
          <text:p/>
        </draw:line>
        <draw:line draw:style-name="gr11" draw:text-style-name="P1" draw:layer="layout" svg:x1="10.091cm" svg:y1="7.727cm" svg:x2="11.091cm" svg:y2="7.727cm">
          <text:p/>
        </draw:line>
        <draw:line draw:style-name="gr11" draw:text-style-name="P1" draw:layer="layout" svg:x1="10.091cm" svg:y1="8.636cm" svg:x2="11.091cm" svg:y2="8.636cm">
          <text:p/>
        </draw:line>
        <draw:line draw:style-name="gr11" draw:text-style-name="P1" draw:layer="layout" svg:x1="10.091cm" svg:y1="9.727cm" svg:x2="11.091cm" svg:y2="9.727cm">
          <text:p/>
        </draw:line>
        <draw:line draw:style-name="gr11" draw:text-style-name="P1" draw:layer="layout" svg:x1="10.091cm" svg:y1="10.636cm" svg:x2="11.091cm" svg:y2="10.636cm">
          <text:p/>
        </draw:line>
        <draw:line draw:style-name="gr11" draw:text-style-name="P1" draw:layer="layout" svg:x1="10.091cm" svg:y1="11.727cm" svg:x2="11.091cm" svg:y2="11.727cm">
          <text:p/>
        </draw:line>
        <draw:line draw:style-name="gr11" draw:text-style-name="P1" draw:layer="layout" svg:x1="10.091cm" svg:y1="12.636cm" svg:x2="11.091cm" svg:y2="12.636cm">
          <text:p/>
        </draw:line>
        <draw:line draw:style-name="gr11" draw:text-style-name="P1" draw:layer="layout" svg:x1="10.091cm" svg:y1="13.727cm" svg:x2="11.091cm" svg:y2="13.727cm">
          <text:p/>
        </draw:line>
        <draw:line draw:style-name="gr11" draw:text-style-name="P1" draw:layer="layout" svg:x1="15.091cm" svg:y1="6.545cm" svg:x2="16.091cm" svg:y2="6.545cm">
          <text:p/>
        </draw:line>
        <draw:line draw:style-name="gr11" draw:text-style-name="P1" draw:layer="layout" svg:x1="15.091cm" svg:y1="7.636cm" svg:x2="16.091cm" svg:y2="7.636cm">
          <text:p/>
        </draw:line>
        <draw:line draw:style-name="gr11" draw:text-style-name="P1" draw:layer="layout" svg:x1="15.091cm" svg:y1="8.545cm" svg:x2="16.091cm" svg:y2="8.545cm">
          <text:p/>
        </draw:line>
        <draw:line draw:style-name="gr11" draw:text-style-name="P1" draw:layer="layout" svg:x1="15.091cm" svg:y1="9.636cm" svg:x2="16.091cm" svg:y2="9.636cm">
          <text:p/>
        </draw:line>
        <draw:line draw:style-name="gr11" draw:text-style-name="P1" draw:layer="layout" svg:x1="15.091cm" svg:y1="10.545cm" svg:x2="16.091cm" svg:y2="10.545cm">
          <text:p/>
        </draw:line>
        <draw:line draw:style-name="gr11" draw:text-style-name="P1" draw:layer="layout" svg:x1="15.091cm" svg:y1="11.636cm" svg:x2="16.091cm" svg:y2="11.636cm">
          <text:p/>
        </draw:line>
        <draw:line draw:style-name="gr11" draw:text-style-name="P1" draw:layer="layout" svg:x1="15.091cm" svg:y1="12.545cm" svg:x2="16.091cm" svg:y2="12.545cm">
          <text:p/>
        </draw:line>
        <draw:line draw:style-name="gr11" draw:text-style-name="P1" draw:layer="layout" svg:x1="15.091cm" svg:y1="13.636cm" svg:x2="16.091cm" svg:y2="13.636cm">
          <text:p/>
        </draw:line>
        <draw:line draw:style-name="gr11" draw:text-style-name="P1" draw:layer="layout" svg:x1="15.081cm" svg:y1="2.545cm" svg:x2="16.081cm" svg:y2="2.545cm">
          <text:p/>
        </draw:line>
        <draw:line draw:style-name="gr11" draw:text-style-name="P1" draw:layer="layout" svg:x1="15.081cm" svg:y1="3.636cm" svg:x2="16.081cm" svg:y2="3.636cm">
          <text:p/>
        </draw:line>
        <draw:line draw:style-name="gr11" draw:text-style-name="P1" draw:layer="layout" svg:x1="19.101cm" svg:y1="6.545cm" svg:x2="20.101cm" svg:y2="6.545cm">
          <text:p/>
        </draw:line>
        <draw:line draw:style-name="gr11" draw:text-style-name="P1" draw:layer="layout" svg:x1="19.101cm" svg:y1="7.636cm" svg:x2="20.101cm" svg:y2="7.636cm">
          <text:p/>
        </draw:line>
        <draw:line draw:style-name="gr11" draw:text-style-name="P1" draw:layer="layout" svg:x1="19.101cm" svg:y1="8.545cm" svg:x2="20.101cm" svg:y2="8.545cm">
          <text:p/>
        </draw:line>
        <draw:line draw:style-name="gr11" draw:text-style-name="P1" draw:layer="layout" svg:x1="19.101cm" svg:y1="9.636cm" svg:x2="20.101cm" svg:y2="9.636cm">
          <text:p/>
        </draw:line>
        <draw:line draw:style-name="gr11" draw:text-style-name="P1" draw:layer="layout" svg:x1="19.101cm" svg:y1="10.545cm" svg:x2="20.101cm" svg:y2="10.545cm">
          <text:p/>
        </draw:line>
        <draw:line draw:style-name="gr11" draw:text-style-name="P1" draw:layer="layout" svg:x1="19.101cm" svg:y1="11.636cm" svg:x2="20.101cm" svg:y2="11.636cm">
          <text:p/>
        </draw:line>
        <draw:line draw:style-name="gr11" draw:text-style-name="P1" draw:layer="layout" svg:x1="19.101cm" svg:y1="12.545cm" svg:x2="20.101cm" svg:y2="12.545cm">
          <text:p/>
        </draw:line>
        <draw:line draw:style-name="gr11" draw:text-style-name="P1" draw:layer="layout" svg:x1="19.101cm" svg:y1="13.636cm" svg:x2="20.101cm" svg:y2="13.636cm">
          <text:p/>
        </draw:line>
        <draw:line draw:style-name="gr11" draw:text-style-name="P1" draw:layer="layout" svg:x1="19.091cm" svg:y1="2.545cm" svg:x2="20.091cm" svg:y2="2.545cm">
          <text:p/>
        </draw:line>
        <draw:line draw:style-name="gr11" draw:text-style-name="P1" draw:layer="layout" svg:x1="19.091cm" svg:y1="3.636cm" svg:x2="20.091cm" svg:y2="3.636cm">
          <text:p/>
        </draw:line>
        <draw:line draw:style-name="gr11" draw:text-style-name="P1" draw:layer="layout" svg:x1="23.091cm" svg:y1="2.636cm" svg:x2="27.091cm" svg:y2="2.636cm">
          <text:p/>
        </draw:line>
        <draw:line draw:style-name="gr11" draw:text-style-name="P1" draw:layer="layout" svg:x1="23.091cm" svg:y1="3.727cm" svg:x2="27.091cm" svg:y2="3.727cm">
          <text:p/>
        </draw:line>
        <draw:line draw:style-name="gr11" draw:text-style-name="P1" draw:layer="layout" svg:x1="23.091cm" svg:y1="6.636cm" svg:x2="27.091cm" svg:y2="6.636cm">
          <text:p/>
        </draw:line>
        <draw:line draw:style-name="gr11" draw:text-style-name="P1" draw:layer="layout" svg:x1="23.091cm" svg:y1="7.727cm" svg:x2="27.091cm" svg:y2="7.727cm">
          <text:p/>
        </draw:line>
        <draw:line draw:style-name="gr11" draw:text-style-name="P1" draw:layer="layout" svg:x1="23.091cm" svg:y1="8.636cm" svg:x2="27.091cm" svg:y2="8.636cm">
          <text:p/>
        </draw:line>
        <draw:line draw:style-name="gr11" draw:text-style-name="P1" draw:layer="layout" svg:x1="23.091cm" svg:y1="9.727cm" svg:x2="27.091cm" svg:y2="9.727cm">
          <text:p/>
        </draw:line>
        <draw:line draw:style-name="gr11" draw:text-style-name="P1" draw:layer="layout" svg:x1="23.091cm" svg:y1="10.636cm" svg:x2="27.091cm" svg:y2="10.636cm">
          <text:p/>
        </draw:line>
        <draw:line draw:style-name="gr11" draw:text-style-name="P1" draw:layer="layout" svg:x1="23.091cm" svg:y1="12.636cm" svg:x2="27.091cm" svg:y2="12.636cm">
          <text:p/>
        </draw:line>
        <draw:line draw:style-name="gr11" draw:text-style-name="P1" draw:layer="layout" svg:x1="7.181cm" svg:y1="11.727cm" svg:x2="6.271cm" svg:y2="11.727cm">
          <text:p/>
        </draw:line>
        <draw:line draw:style-name="gr11" draw:text-style-name="P1" draw:layer="layout" svg:x1="7.09cm" svg:y1="13.727cm" svg:x2="6.18cm" svg:y2="13.727cm">
          <text:p/>
        </draw:line>
        <draw:line draw:style-name="gr11" draw:text-style-name="P1" draw:layer="layout" svg:x1="23.09cm" svg:y1="11.545cm" svg:x2="27.09cm" svg:y2="11.545cm">
          <text:p/>
        </draw:line>
        <draw:line draw:style-name="gr11" draw:text-style-name="P1" draw:layer="layout" svg:x1="23.09cm" svg:y1="13.454cm" svg:x2="27.09cm" svg:y2="13.454cm">
          <text:p/>
        </draw:line>
      </draw:page>
      <draw:page draw:name="page3" draw:style-name="dp1" draw:master-page-name="Standard">
        <draw:custom-shape draw:style-name="gr1" draw:text-style-name="P1" draw:layer="layout" svg:width="14.819cm" svg:height="15.272cm" svg:x="0.181cm" svg:y="0.0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cm" svg:x="3.181cm" svg:y="2.182cm">
          <text:p text:style-name="P1"><text:span text:style-name="T1">B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cm" svg:height="7.909cm" svg:x="3.181cm" svg:y="6.182cm">
          <text:p text:style-name="P1"><text:span text:style-name="T1">in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3cm" svg:height="1.673cm" svg:x="3.181cm" svg:y="0.236cm">
          <draw:text-box>
            <text:p><text:span text:style-name="T1">U_minus</text:span></text:p>
            <text:p><text:span text:style-name="T1">(master)</text:span></text:p>
          </draw:text-box>
        </draw:frame>
        <draw:custom-shape draw:style-name="gr2" draw:text-style-name="P2" draw:layer="layout" svg:width="3cm" svg:height="8cm" svg:x="11.091cm" svg:y="6.091cm">
          <text:p text:style-name="P1"><text:span text:style-name="T1">inner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471cm" svg:height="1.673cm" svg:x="11.091cm" svg:y="0.272cm">
          <draw:text-box>
            <text:p><text:span text:style-name="T1">U_plus</text:span></text:p>
            <text:p><text:span text:style-name="T1">(slave)</text:span></text:p>
          </draw:text-box>
        </draw:frame>
        <draw:custom-shape draw:style-name="gr5" draw:text-style-name="P1" draw:layer="layout" svg:width="3cm" svg:height="8cm" svg:x="20.091cm" svg:y="6.0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3" draw:layer="layout" svg:width="1.7cm" svg:height="0.962cm" svg:x="20.727cm" svg:y="0.31cm">
          <draw:text-box>
            <text:p><text:span text:style-name="T1">Flux</text:span></text:p>
          </draw:text-box>
        </draw:frame>
        <draw:custom-shape draw:style-name="gr5" draw:text-style-name="P1" draw:layer="layout" svg:width="3cm" svg:height="2cm" svg:x="20.091cm" svg:y="2.09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0" draw:id="id10" draw:layer="layout" svg:width="12.09cm" svg:height="3cm" draw:transform="rotate (1.5707963267949) translate (7.091cm 14.181cm)">
          <text:p text:style-name="P1"><text:span text:style-name="T1">Prolong To Face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curve" svg:x1="8.59cm" svg:y1="15.637cm" svg:x2="8.591cm" svg:y2="14.181cm" draw:start-shape="id9" draw:start-glue-point="0" draw:end-shape="id10" draw:end-glue-point="3" svg:d="M8590 15637c0-1092 1-364 1-1456" svg:viewBox="0 0 2 1457">
          <text:p/>
        </draw:connector>
        <draw:custom-shape draw:style-name="gr10" draw:text-style-name="P2" xml:id="id11" draw:id="id11" draw:layer="layout" svg:width="12cm" svg:height="2.09cm" draw:transform="rotate (1.5707963267949) translate (27.091cm 14.091cm)">
          <text:p text:style-name="P1"><text:span text:style-name="T1">SurfInt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curve" svg:x1="28.136cm" svg:y1="14.091cm" svg:x2="26.273cm" svg:y2="15.728cm" draw:start-shape="id11" draw:start-glue-point="3" draw:end-shape="id12" draw:end-glue-point="0" svg:d="M28136 14091c0 1228-1863 410-1863 1637" svg:viewBox="0 0 1864 1638">
          <text:p/>
        </draw:connector>
        <draw:custom-shape draw:style-name="gr10" draw:text-style-name="P2" draw:layer="layout" svg:width="3cm" svg:height="8cm" svg:x="16.091cm" svg:y="6.091cm">
          <text:p text:style-name="P1"><text:span text:style-name="T1">Riemann</text:span></text:p>
          <text:p text:style-name="P1"><text:span text:style-name="T1">(U_minus,</text:span></text:p>
          <text:p text:style-name="P1"><text:span text:style-name="T1">U_plus)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cm" svg:height="2cm" svg:x="16.091cm" svg:y="2.091cm">
          <text:p text:style-name="P1"><text:span text:style-name="T1">FillBC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3cm" svg:height="2cm" svg:x="3.167cm" svg:y="4.182cm">
          <text:p text:style-name="P1"><text:span text:style-name="T2">non-confo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xml:id="id16" draw:id="id16" draw:layer="layout" svg:width="2.809cm" svg:height="0.545cm" svg:x="3.282cm" svg:y="13.36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15" draw:id="id15" draw:layer="layout" svg:width="2.819cm" svg:height="0.545cm" svg:x="3.272cm" svg:y="11.36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2.819cm" svg:height="0.545cm" svg:x="11.181cm" svg:y="11.455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2.819cm" svg:height="0.545cm" svg:x="11.181cm" svg:y="13.45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frame draw:style-name="gr15" draw:text-style-name="P3" draw:layer="layout" svg:width="0.853cm" svg:height="0.962cm" svg:x="2.444cm" svg:y="2.091cm">
          <draw:text-box>
            <text:p><text:span text:style-name="T1">1</text:span></text:p>
          </draw:text-box>
        </draw:frame>
        <draw:frame draw:style-name="gr15" draw:text-style-name="P3" draw:layer="layout" svg:width="0.853cm" svg:height="0.962cm" svg:x="2.418cm" svg:y="3.219cm">
          <draw:text-box>
            <text:p><text:span text:style-name="T1">2</text:span></text:p>
          </draw:text-box>
        </draw:frame>
        <draw:frame draw:style-name="gr16" draw:text-style-name="P3" draw:layer="layout" svg:width="1.035cm" svg:height="0.962cm" svg:x="2.271cm" svg:y="8.091cm">
          <draw:text-box>
            <text:p><text:span text:style-name="T1">...</text:span></text:p>
          </draw:text-box>
        </draw:frame>
        <draw:frame draw:style-name="gr17" draw:text-style-name="P3" draw:layer="layout" svg:width="1.205cm" svg:height="0.962cm" svg:x="2cm" svg:y="10.545cm">
          <draw:text-box>
            <text:p><text:span text:style-name="T1">13</text:span></text:p>
          </draw:text-box>
        </draw:frame>
        <draw:frame draw:style-name="gr15" draw:text-style-name="P3" draw:layer="layout" svg:width="0.853cm" svg:height="0.962cm" svg:x="2.328cm" svg:y="4.454cm">
          <draw:text-box>
            <text:p><text:span text:style-name="T1">3</text:span></text:p>
          </draw:text-box>
        </draw:frame>
        <draw:frame draw:style-name="gr17" draw:text-style-name="P3" draw:layer="layout" svg:width="1.205cm" svg:height="0.962cm" svg:x="1.976cm" svg:y="12.727cm">
          <draw:text-box>
            <text:p><text:span text:style-name="T1">15</text:span></text:p>
          </draw:text-box>
        </draw:frame>
        <draw:custom-shape draw:style-name="gr18" draw:text-style-name="P2" xml:id="id14" draw:id="id14" draw:layer="layout" svg:width="5.727cm" svg:height="1.37cm" draw:transform="rotate (1.5707963267949) translate (0.454cm 11.363cm)">
          <text:p text:style-name="P1"><text:span text:style-name="T1">MORTAR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curve" svg:x1="3.272cm" svg:y1="4.636cm" svg:x2="1.139cm" svg:y2="5.636cm" draw:start-shape="id13" draw:start-glue-point="3" draw:end-shape="id14" draw:end-glue-point="1" svg:d="M3272 4636c-1422 0-2133 333-2133 1000" svg:viewBox="0 0 2134 1001">
          <text:p/>
        </draw:connector>
        <draw:connector draw:style-name="gr11" draw:text-style-name="P1" draw:layer="layout" draw:type="curve" svg:x1="1.139cm" svg:y1="11.363cm" svg:x2="3.272cm" svg:y2="11.636cm" draw:start-shape="id14" draw:start-glue-point="3" draw:end-shape="id15" draw:end-glue-point="3" svg:d="M1139 11363c0 751 705 626 967 506s80-233 1166-233" svg:viewBox="0 0 2134 597">
          <text:p/>
        </draw:connector>
        <draw:connector draw:style-name="gr11" draw:text-style-name="P1" draw:layer="layout" draw:type="curve" svg:x1="1.139cm" svg:y1="11.363cm" svg:x2="3.282cm" svg:y2="13.635cm" draw:start-shape="id14" draw:start-glue-point="3" draw:end-shape="id16" draw:end-glue-point="3" svg:d="M1139 11363c0 1515 714 2272 2143 2272" svg:viewBox="0 0 2144 2273">
          <text:p/>
        </draw:connector>
        <draw:custom-shape draw:style-name="gr14" draw:text-style-name="P2" xml:id="id17" draw:id="id17" draw:layer="layout" svg:width="2.819cm" svg:height="0.545cm" svg:x="20.181cm" svg:y="11.36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xml:id="id19" draw:id="id19" draw:layer="layout" svg:width="2.819cm" svg:height="0.545cm" svg:x="20.181cm" svg:y="13.36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3cm" svg:height="2cm" svg:x="20.091cm" svg:y="4.091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7.091cm" svg:y1="2.636cm" svg:x2="6.181cm" svg:y2="2.636cm">
          <text:p/>
        </draw:line>
        <draw:line draw:style-name="gr11" draw:text-style-name="P1" draw:layer="layout" svg:x1="7.091cm" svg:y1="3.727cm" svg:x2="6.181cm" svg:y2="3.727cm">
          <text:p/>
        </draw:line>
        <draw:line draw:style-name="gr11" draw:text-style-name="P1" draw:layer="layout" svg:x1="7.091cm" svg:y1="4.636cm" svg:x2="6.181cm" svg:y2="4.636cm">
          <text:p/>
        </draw:line>
        <draw:line draw:style-name="gr11" draw:text-style-name="P1" draw:layer="layout" svg:x1="7.091cm" svg:y1="5.727cm" svg:x2="6.181cm" svg:y2="5.727cm">
          <text:p/>
        </draw:line>
        <draw:line draw:style-name="gr11" draw:text-style-name="P1" draw:layer="layout" svg:x1="7.091cm" svg:y1="6.636cm" svg:x2="6.181cm" svg:y2="6.636cm">
          <text:p/>
        </draw:line>
        <draw:line draw:style-name="gr11" draw:text-style-name="P1" draw:layer="layout" svg:x1="7.091cm" svg:y1="7.727cm" svg:x2="6.181cm" svg:y2="7.727cm">
          <text:p/>
        </draw:line>
        <draw:line draw:style-name="gr11" draw:text-style-name="P1" draw:layer="layout" svg:x1="7.091cm" svg:y1="8.636cm" svg:x2="6.181cm" svg:y2="8.636cm">
          <text:p/>
        </draw:line>
        <draw:line draw:style-name="gr11" draw:text-style-name="P1" draw:layer="layout" svg:x1="7.091cm" svg:y1="9.727cm" svg:x2="6.181cm" svg:y2="9.727cm">
          <text:p/>
        </draw:line>
        <draw:line draw:style-name="gr11" draw:text-style-name="P1" draw:layer="layout" svg:x1="7.091cm" svg:y1="10.636cm" svg:x2="6.181cm" svg:y2="10.636cm">
          <text:p/>
        </draw:line>
        <draw:line draw:style-name="gr11" draw:text-style-name="P1" draw:layer="layout" svg:x1="7.091cm" svg:y1="12.636cm" svg:x2="6.181cm" svg:y2="12.636cm">
          <text:p/>
        </draw:line>
        <draw:line draw:style-name="gr11" draw:text-style-name="P1" draw:layer="layout" svg:x1="10.091cm" svg:y1="6.636cm" svg:x2="11.091cm" svg:y2="6.636cm">
          <text:p/>
        </draw:line>
        <draw:line draw:style-name="gr11" draw:text-style-name="P1" draw:layer="layout" svg:x1="10.091cm" svg:y1="7.727cm" svg:x2="11.091cm" svg:y2="7.727cm">
          <text:p/>
        </draw:line>
        <draw:line draw:style-name="gr11" draw:text-style-name="P1" draw:layer="layout" svg:x1="10.091cm" svg:y1="8.636cm" svg:x2="11.091cm" svg:y2="8.636cm">
          <text:p/>
        </draw:line>
        <draw:line draw:style-name="gr11" draw:text-style-name="P1" draw:layer="layout" svg:x1="10.091cm" svg:y1="9.727cm" svg:x2="11.091cm" svg:y2="9.727cm">
          <text:p/>
        </draw:line>
        <draw:line draw:style-name="gr11" draw:text-style-name="P1" draw:layer="layout" svg:x1="10.091cm" svg:y1="10.636cm" svg:x2="11.091cm" svg:y2="10.636cm">
          <text:p/>
        </draw:line>
        <draw:line draw:style-name="gr11" draw:text-style-name="P1" draw:layer="layout" svg:x1="10.091cm" svg:y1="11.727cm" svg:x2="11.091cm" svg:y2="11.727cm">
          <text:p/>
        </draw:line>
        <draw:line draw:style-name="gr11" draw:text-style-name="P1" draw:layer="layout" svg:x1="10.091cm" svg:y1="12.636cm" svg:x2="11.091cm" svg:y2="12.636cm">
          <text:p/>
        </draw:line>
        <draw:line draw:style-name="gr11" draw:text-style-name="P1" draw:layer="layout" svg:x1="10.091cm" svg:y1="13.727cm" svg:x2="11.091cm" svg:y2="13.727cm">
          <text:p/>
        </draw:line>
        <draw:line draw:style-name="gr11" draw:text-style-name="P1" draw:layer="layout" svg:x1="15.091cm" svg:y1="6.545cm" svg:x2="16.091cm" svg:y2="6.545cm">
          <text:p/>
        </draw:line>
        <draw:line draw:style-name="gr11" draw:text-style-name="P1" draw:layer="layout" svg:x1="15.091cm" svg:y1="7.636cm" svg:x2="16.091cm" svg:y2="7.636cm">
          <text:p/>
        </draw:line>
        <draw:line draw:style-name="gr11" draw:text-style-name="P1" draw:layer="layout" svg:x1="15.091cm" svg:y1="8.545cm" svg:x2="16.091cm" svg:y2="8.545cm">
          <text:p/>
        </draw:line>
        <draw:line draw:style-name="gr11" draw:text-style-name="P1" draw:layer="layout" svg:x1="15.091cm" svg:y1="9.636cm" svg:x2="16.091cm" svg:y2="9.636cm">
          <text:p/>
        </draw:line>
        <draw:line draw:style-name="gr11" draw:text-style-name="P1" draw:layer="layout" svg:x1="15.091cm" svg:y1="10.545cm" svg:x2="16.091cm" svg:y2="10.545cm">
          <text:p/>
        </draw:line>
        <draw:line draw:style-name="gr11" draw:text-style-name="P1" draw:layer="layout" svg:x1="15.091cm" svg:y1="11.636cm" svg:x2="16.091cm" svg:y2="11.636cm">
          <text:p/>
        </draw:line>
        <draw:line draw:style-name="gr11" draw:text-style-name="P1" draw:layer="layout" svg:x1="15.091cm" svg:y1="12.545cm" svg:x2="16.091cm" svg:y2="12.545cm">
          <text:p/>
        </draw:line>
        <draw:line draw:style-name="gr11" draw:text-style-name="P1" draw:layer="layout" svg:x1="15.091cm" svg:y1="13.636cm" svg:x2="16.091cm" svg:y2="13.636cm">
          <text:p/>
        </draw:line>
        <draw:line draw:style-name="gr11" draw:text-style-name="P1" draw:layer="layout" svg:x1="15.081cm" svg:y1="2.545cm" svg:x2="16.081cm" svg:y2="2.545cm">
          <text:p/>
        </draw:line>
        <draw:line draw:style-name="gr11" draw:text-style-name="P1" draw:layer="layout" svg:x1="15.081cm" svg:y1="3.636cm" svg:x2="16.081cm" svg:y2="3.636cm">
          <text:p/>
        </draw:line>
        <draw:line draw:style-name="gr11" draw:text-style-name="P1" draw:layer="layout" svg:x1="19.101cm" svg:y1="6.545cm" svg:x2="20.101cm" svg:y2="6.545cm">
          <text:p/>
        </draw:line>
        <draw:line draw:style-name="gr11" draw:text-style-name="P1" draw:layer="layout" svg:x1="19.101cm" svg:y1="7.636cm" svg:x2="20.101cm" svg:y2="7.636cm">
          <text:p/>
        </draw:line>
        <draw:line draw:style-name="gr11" draw:text-style-name="P1" draw:layer="layout" svg:x1="19.101cm" svg:y1="8.545cm" svg:x2="20.101cm" svg:y2="8.545cm">
          <text:p/>
        </draw:line>
        <draw:line draw:style-name="gr11" draw:text-style-name="P1" draw:layer="layout" svg:x1="19.101cm" svg:y1="9.636cm" svg:x2="20.101cm" svg:y2="9.636cm">
          <text:p/>
        </draw:line>
        <draw:line draw:style-name="gr11" draw:text-style-name="P1" draw:layer="layout" svg:x1="19.101cm" svg:y1="10.545cm" svg:x2="20.101cm" svg:y2="10.545cm">
          <text:p/>
        </draw:line>
        <draw:line draw:style-name="gr11" draw:text-style-name="P1" draw:layer="layout" svg:x1="19.101cm" svg:y1="11.636cm" svg:x2="20.101cm" svg:y2="11.636cm">
          <text:p/>
        </draw:line>
        <draw:line draw:style-name="gr11" draw:text-style-name="P1" draw:layer="layout" svg:x1="19.101cm" svg:y1="12.545cm" svg:x2="20.101cm" svg:y2="12.545cm">
          <text:p/>
        </draw:line>
        <draw:line draw:style-name="gr11" draw:text-style-name="P1" draw:layer="layout" svg:x1="19.101cm" svg:y1="13.636cm" svg:x2="20.101cm" svg:y2="13.636cm">
          <text:p/>
        </draw:line>
        <draw:line draw:style-name="gr11" draw:text-style-name="P1" draw:layer="layout" svg:x1="19.091cm" svg:y1="2.545cm" svg:x2="20.091cm" svg:y2="2.545cm">
          <text:p/>
        </draw:line>
        <draw:line draw:style-name="gr11" draw:text-style-name="P1" draw:layer="layout" svg:x1="19.091cm" svg:y1="3.636cm" svg:x2="20.091cm" svg:y2="3.636cm">
          <text:p/>
        </draw:line>
        <draw:connector draw:style-name="gr11" draw:text-style-name="P1" draw:layer="layout" draw:type="curve" svg:x1="23cm" svg:y1="11.636cm" svg:x2="24.776cm" svg:y2="11.545cm" draw:start-shape="id17" draw:start-glue-point="1" draw:end-shape="id18" draw:end-glue-point="3" svg:d="M23000 11636c817 0 680 205 920 370s856 290 856-461" svg:viewBox="0 0 1777 587">
          <text:p/>
        </draw:connector>
        <draw:connector draw:style-name="gr11" draw:text-style-name="P1" draw:layer="layout" draw:type="curve" svg:x1="23cm" svg:y1="13.635cm" svg:x2="24.776cm" svg:y2="11.545cm" draw:start-shape="id19" draw:start-glue-point="1" draw:end-shape="id18" draw:end-glue-point="3" svg:d="M23000 13635c1184 0 1776-696 1776-2090" svg:viewBox="0 0 1777 2091">
          <text:p/>
        </draw:connector>
        <draw:connector draw:style-name="gr11" draw:text-style-name="P1" draw:layer="layout" draw:type="curve" svg:x1="24.776cm" svg:y1="5.454cm" svg:x2="23cm" svg:y2="4.545cm" draw:start-shape="id18" draw:start-glue-point="1" draw:end-shape="id20" draw:end-glue-point="1" svg:d="M24776 5454c0-606-592-909-1776-909" svg:viewBox="0 0 1777 910">
          <text:p/>
        </draw:connector>
        <draw:custom-shape draw:style-name="gr13" draw:text-style-name="P2" xml:id="id13" draw:id="id13" draw:layer="layout" svg:width="2.819cm" svg:height="0.545cm" svg:x="3.272cm" svg:y="4.36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20" draw:id="id20" draw:layer="layout" svg:width="2.819cm" svg:height="0.545cm" svg:x="20.181cm" svg:y="4.273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23.091cm" svg:y1="2.636cm" svg:x2="27.091cm" svg:y2="2.636cm">
          <text:p/>
        </draw:line>
        <draw:line draw:style-name="gr11" draw:text-style-name="P1" draw:layer="layout" svg:x1="23.091cm" svg:y1="3.727cm" svg:x2="27.091cm" svg:y2="3.727cm">
          <text:p/>
        </draw:line>
        <draw:line draw:style-name="gr11" draw:text-style-name="P1" draw:layer="layout" svg:x1="23.091cm" svg:y1="4.636cm" svg:x2="27.091cm" svg:y2="4.636cm">
          <text:p/>
        </draw:line>
        <draw:line draw:style-name="gr11" draw:text-style-name="P1" draw:layer="layout" svg:x1="23.091cm" svg:y1="5.727cm" svg:x2="27.091cm" svg:y2="5.727cm">
          <text:p/>
        </draw:line>
        <draw:line draw:style-name="gr11" draw:text-style-name="P1" draw:layer="layout" svg:x1="23.091cm" svg:y1="6.636cm" svg:x2="27.091cm" svg:y2="6.636cm">
          <text:p/>
        </draw:line>
        <draw:line draw:style-name="gr11" draw:text-style-name="P1" draw:layer="layout" svg:x1="23.091cm" svg:y1="7.727cm" svg:x2="27.091cm" svg:y2="7.727cm">
          <text:p/>
        </draw:line>
        <draw:line draw:style-name="gr11" draw:text-style-name="P1" draw:layer="layout" svg:x1="23.091cm" svg:y1="8.636cm" svg:x2="27.091cm" svg:y2="8.636cm">
          <text:p/>
        </draw:line>
        <draw:line draw:style-name="gr11" draw:text-style-name="P1" draw:layer="layout" svg:x1="23.091cm" svg:y1="9.727cm" svg:x2="27.091cm" svg:y2="9.727cm">
          <text:p/>
        </draw:line>
        <draw:line draw:style-name="gr11" draw:text-style-name="P1" draw:layer="layout" svg:x1="23.091cm" svg:y1="10.636cm" svg:x2="27.091cm" svg:y2="10.636cm">
          <text:p/>
        </draw:line>
        <draw:line draw:style-name="gr11" draw:text-style-name="P1" draw:layer="layout" svg:x1="23.091cm" svg:y1="12.636cm" svg:x2="27.091cm" svg:y2="12.636cm">
          <text:p/>
        </draw:line>
        <draw:custom-shape draw:style-name="gr18" draw:text-style-name="P2" xml:id="id18" draw:id="id18" draw:layer="layout" svg:width="6.091cm" svg:height="1.37cm" draw:transform="rotate (1.5707963267949) translate (24.091cm 11.545cm)">
          <text:p text:style-name="P1"><text:span text:style-name="T1">MORTAR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9" draw:id="id9" draw:layer="layout" svg:width="6.821cm" svg:height="1.909cm" svg:x="5.18cm" svg:y="15.637cm">
          <text:p text:style-name="P1"><text:span text:style-name="T1">U</text:span></text:p>
          <text:p text:style-name="P1"><text:span text:style-name="T1">(3D volume data)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12" draw:id="id12" draw:layer="layout" svg:width="6cm" svg:height="2cm" svg:x="23.273cm" svg:y="15.728cm">
          <text:p text:style-name="P1"><text:span text:style-name="T1">Ut</text:span></text:p>
          <text:p text:style-name="P1"><text:span text:style-name="T1">(3D volume data)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23.181cm" svg:y1="11.636cm" svg:x2="27.181cm" svg:y2="11.636cm">
          <text:p/>
        </draw:line>
        <draw:line draw:style-name="gr11" draw:text-style-name="P1" draw:layer="layout" svg:x1="23.09cm" svg:y1="13.636cm" svg:x2="27.09cm" svg:y2="13.636cm">
          <text:p/>
        </draw:line>
      </draw:page>
      <draw:page draw:name="page4" draw:style-name="dp1" draw:master-page-name="Standard">
        <draw:custom-shape draw:style-name="gr20" draw:text-style-name="P1" draw:layer="layout" svg:width="7.97cm" svg:height="8cm" svg:x="21.302cm" svg:y="0.45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1" draw:text-style-name="P1" draw:layer="layout" svg:width="6.03cm" svg:height="6.029cm" svg:x="2.367cm" svg:y="5.408cm">
          <text:p/>
          <draw:enhanced-geometry svg:viewBox="0 0 21600 21600" draw:type="rectangle" draw:enhanced-path="M 0 0 L 21600 0 21600 21600 0 21600 0 0 Z N"/>
        </draw:custom-shape>
        <draw:g>
          <draw:custom-shape draw:style-name="gr22" draw:text-style-name="P1" draw:layer="layout" svg:width="3.017cm" svg:height="6.03cm" draw:transform="rotate (-1.5707963267949) translate (27.302cm 2.454cm)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3.015cm" svg:height="6.03cm" draw:transform="rotate (-1.5707963267949) translate (27.302cm 5.469cm)">
            <text:p/>
            <draw:enhanced-geometry svg:viewBox="0 0 21600 21600" draw:type="rectangle" draw:enhanced-path="M 0 0 L 21600 0 21600 21600 0 21600 0 0 Z N"/>
          </draw:custom-shape>
        </draw:g>
        <draw:frame draw:style-name="gr23" draw:layer="layout" svg:width="3.901cm" svg:height="1.673cm" svg:x="22.726cm" svg:y="3.135cm">
          <draw:text-box>
            <text:p>SLAVE 2</text:p>
            <text:p>(SideID=15)</text:p>
          </draw:text-box>
        </draw:frame>
        <draw:custom-shape draw:style-name="gr20" draw:text-style-name="P1" draw:layer="layout" svg:width="8.018cm" svg:height="8cm" svg:x="0.363cm" svg:y="5.40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1" draw:text-style-name="P1" draw:layer="layout" svg:width="3.015cm" svg:height="6.03cm" draw:transform="rotate (-1.5707963267949) translate (21.029cm 8.938cm)">
          <text:p/>
          <draw:enhanced-geometry svg:viewBox="0 0 21600 21600" draw:type="rectangle" draw:enhanced-path="M 0 0 L 21600 0 21600 21600 0 21600 0 0 Z N"/>
        </draw:custom-shape>
        <draw:line draw:style-name="gr24" draw:text-style-name="P1" draw:layer="layout" svg:x1="15.008cm" svg:y1="5.493cm" svg:x2="21.281cm" svg:y2="2.493cm">
          <text:p/>
        </draw:line>
        <draw:line draw:style-name="gr24" draw:text-style-name="P1" draw:layer="layout" svg:x1="20.999cm" svg:y1="5.484cm" svg:x2="27.272cm" svg:y2="2.484cm">
          <text:p/>
        </draw:line>
        <draw:line draw:style-name="gr24" draw:text-style-name="P1" draw:layer="layout" svg:x1="20.999cm" svg:y1="8.484cm" svg:x2="27.272cm" svg:y2="5.393cm">
          <text:p/>
        </draw:line>
        <draw:line draw:style-name="gr24" draw:text-style-name="P1" draw:layer="layout" svg:x1="14.999cm" svg:y1="8.484cm" svg:x2="21.272cm" svg:y2="5.484cm">
          <text:p/>
        </draw:line>
        <draw:custom-shape draw:style-name="gr21" draw:text-style-name="P1" draw:layer="layout" svg:width="3.017cm" svg:height="6.03cm" draw:transform="rotate (-1.5707963267949) translate (21.029cm 5.484cm)">
          <text:p/>
          <draw:enhanced-geometry svg:viewBox="0 0 21600 21600" draw:type="rectangle" draw:enhanced-path="M 0 0 L 21600 0 21600 21600 0 21600 0 0 Z N"/>
        </draw:custom-shape>
        <draw:frame draw:style-name="gr23" draw:layer="layout" svg:width="3.901cm" svg:height="1.673cm" svg:x="16.272cm" svg:y="9.249cm">
          <draw:text-box>
            <text:p>MASTER 1</text:p>
            <text:p>(SideID=13)</text:p>
          </draw:text-box>
        </draw:frame>
        <draw:frame draw:style-name="gr23" draw:layer="layout" svg:width="3.901cm" svg:height="1.673cm" svg:x="16.181cm" svg:y="5.794cm">
          <draw:text-box>
            <text:p>MASTER 2</text:p>
            <text:p>(SideID=15)</text:p>
          </draw:text-box>
        </draw:frame>
        <draw:frame draw:style-name="gr25" draw:layer="layout" svg:width="3.677cm" svg:height="1.673cm" svg:x="3.686cm" svg:y="8.226cm">
          <draw:text-box>
            <text:p>MASTER 0</text:p>
            <text:p>(SideID=3)</text:p>
          </draw:text-box>
        </draw:frame>
        <draw:custom-shape draw:style-name="gr26" draw:text-style-name="P1" draw:layer="layout" svg:width="6.546cm" svg:height="1.37cm" draw:transform="rotate (1.5707963267949) translate (10.993cm 12.044cm)">
          <text:p text:style-name="P1">MORTAR</text:p>
          <draw:enhanced-geometry svg:viewBox="0 0 21600 21600" draw:type="rectangle" draw:enhanced-path="M 0 0 L 21600 0 21600 21600 0 21600 0 0 Z N"/>
        </draw:custom-shape>
        <draw:frame draw:style-name="gr23" draw:layer="layout" svg:width="3.901cm" svg:height="1.673cm" svg:x="22.635cm" svg:y="5.953cm">
          <draw:text-box>
            <text:p>SLAVE 1</text:p>
            <text:p>(SideID=13)</text:p>
          </draw:text-box>
        </draw:frame>
        <draw:line draw:style-name="gr11" draw:text-style-name="P1" draw:layer="layout" svg:x1="8.363cm" svg:y1="7.771cm" svg:x2="10.999cm" svg:y2="7.771cm">
          <text:p/>
        </draw:line>
        <draw:line draw:style-name="gr11" draw:text-style-name="P1" draw:layer="layout" svg:x1="10.999cm" svg:y1="9.408cm" svg:x2="8.363cm" svg:y2="9.408cm">
          <text:p/>
        </draw:line>
        <draw:frame draw:style-name="gr27" draw:layer="layout" svg:width="1.213cm" svg:height="0.962cm" svg:x="9.272cm" svg:y="6.771cm">
          <draw:text-box>
            <text:p>U⁰</text:p>
          </draw:text-box>
        </draw:frame>
        <draw:frame draw:style-name="gr28" draw:layer="layout" svg:width="1.145cm" svg:height="0.962cm" svg:x="9.308cm" svg:y="8.498cm">
          <draw:text-box>
            <text:p>F⁰</text:p>
          </draw:text-box>
        </draw:frame>
        <draw:line draw:style-name="gr11" draw:text-style-name="P1" draw:layer="layout" svg:x1="12.363cm" svg:y1="6.589cm" svg:x2="14.999cm" svg:y2="6.589cm">
          <text:p/>
        </draw:line>
        <draw:line draw:style-name="gr11" draw:text-style-name="P1" draw:layer="layout" svg:x1="14.999cm" svg:y1="8.226cm" svg:x2="12.363cm" svg:y2="8.226cm">
          <text:p/>
        </draw:line>
        <draw:frame draw:style-name="gr29" draw:layer="layout" svg:width="1.171cm" svg:height="0.962cm" svg:x="13.373cm" svg:y="5.627cm">
          <draw:text-box>
            <text:p>U²</text:p>
          </draw:text-box>
        </draw:frame>
        <draw:frame draw:style-name="gr30" draw:layer="layout" svg:width="1.103cm" svg:height="0.962cm" svg:x="13.441cm" svg:y="7.317cm">
          <draw:text-box>
            <text:p>F²</text:p>
          </draw:text-box>
        </draw:frame>
        <draw:line draw:style-name="gr11" draw:text-style-name="P1" draw:layer="layout" svg:x1="12.363cm" svg:y1="9.771cm" svg:x2="14.999cm" svg:y2="9.771cm">
          <text:p/>
        </draw:line>
        <draw:line draw:style-name="gr11" draw:text-style-name="P1" draw:layer="layout" svg:x1="14.999cm" svg:y1="11.408cm" svg:x2="12.363cm" svg:y2="11.408cm">
          <text:p/>
        </draw:line>
        <draw:frame draw:style-name="gr29" draw:layer="layout" svg:width="1.171cm" svg:height="0.962cm" svg:x="13.373cm" svg:y="8.991cm">
          <draw:text-box>
            <text:p>U¹</text:p>
          </draw:text-box>
        </draw:frame>
        <draw:frame draw:style-name="gr30" draw:layer="layout" svg:width="1.103cm" svg:height="0.962cm" svg:x="13.441cm" svg:y="10.498cm">
          <draw:text-box>
            <text:p>F¹</text:p>
          </draw:text-box>
        </draw:frame>
        <draw:line draw:style-name="gr31" draw:text-style-name="P1" draw:layer="layout" svg:x1="27.363cm" svg:y1="5.454cm" svg:x2="29.272cm" svg:y2="3.636cm">
          <text:p/>
        </draw:line>
        <draw:line draw:style-name="gr32" draw:text-style-name="P1" draw:layer="layout" svg:x1="0.363cm" svg:y1="13.363cm" svg:x2="2.363cm" svg:y2="11.454cm">
          <text:p/>
        </draw:line>
      </draw:page>
      <draw:page draw:name="page5" draw:style-name="dp1" draw:master-page-name="Standard">
        <draw:custom-shape draw:style-name="gr20" draw:text-style-name="P1" draw:layer="layout" svg:width="7.97cm" svg:height="8cm" svg:x="20.211cm" svg:y="0.545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1" draw:text-style-name="P1" draw:layer="layout" svg:width="6.03cm" svg:height="6.029cm" svg:x="2.367cm" svg:y="5.408cm">
          <text:p/>
          <draw:enhanced-geometry svg:viewBox="0 0 21600 21600" draw:type="rectangle" draw:enhanced-path="M 0 0 L 21600 0 21600 21600 0 21600 0 0 Z N"/>
        </draw:custom-shape>
        <draw:g>
          <draw:custom-shape draw:style-name="gr22" draw:text-style-name="P1" draw:layer="layout" svg:width="3.017cm" svg:height="6.03cm" draw:transform="rotate (-1.5707963267949) translate (16.454cm 2.606cm)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3.015cm" svg:height="6.03cm" draw:transform="rotate (-1.5707963267949) translate (16.454cm 5.621cm)">
            <text:p/>
            <draw:enhanced-geometry svg:viewBox="0 0 21600 21600" draw:type="rectangle" draw:enhanced-path="M 0 0 L 21600 0 21600 21600 0 21600 0 0 Z N"/>
          </draw:custom-shape>
        </draw:g>
        <draw:custom-shape draw:style-name="gr20" draw:text-style-name="P1" draw:layer="layout" svg:width="8.018cm" svg:height="8cm" svg:x="0.363cm" svg:y="5.40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33" draw:text-style-name="P3" draw:layer="layout" svg:width="3.677cm" svg:height="0.962cm" svg:x="3.686cm" svg:y="8.226cm">
          <draw:text-box>
            <text:p><text:span text:style-name="T1">MASTER 0</text:span></text:p>
          </draw:text-box>
        </draw:frame>
        <draw:g>
          <draw:custom-shape draw:style-name="gr20" draw:text-style-name="P1" draw:layer="layout" svg:width="7.97cm" svg:height="8cm" svg:x="10.454cm" svg:y="0.636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frame draw:style-name="gr34" draw:text-style-name="P3" draw:layer="layout" svg:width="3.029cm" svg:height="0.962cm" svg:x="11.879cm" svg:y="3.765cm">
            <draw:text-box>
              <text:p><text:span text:style-name="T1">SLAVE 2</text:span></text:p>
            </draw:text-box>
          </draw:frame>
          <draw:frame draw:style-name="gr34" draw:text-style-name="P3" draw:layer="layout" svg:width="3.029cm" svg:height="0.962cm" svg:x="11.97cm" svg:y="6.583cm">
            <draw:text-box>
              <text:p><text:span text:style-name="T1">SLAVE 1</text:span></text:p>
            </draw:text-box>
          </draw:frame>
          <draw:line draw:style-name="gr31" draw:text-style-name="P1" draw:layer="layout" svg:x1="16.424cm" svg:y1="5.636cm" svg:x2="18.424cm" svg:y2="3.727cm">
            <text:p/>
          </draw:line>
        </draw:g>
        <draw:line draw:style-name="gr31" draw:text-style-name="P1" draw:layer="layout" svg:x1="26.181cm" svg:y1="5.545cm" svg:x2="28.181cm" svg:y2="3.636cm">
          <text:p/>
        </draw:line>
        <draw:line draw:style-name="gr31" draw:text-style-name="P1" draw:layer="layout" svg:x1="23.181cm" svg:y1="2.545cm" svg:x2="25.09cm" svg:y2="0.545cm">
          <text:p/>
        </draw:line>
        <draw:line draw:style-name="gr31" draw:text-style-name="P1" draw:layer="layout" svg:x1="21.298cm" svg:y1="1.443cm" svg:x2="27.298cm" svg:y2="1.443cm">
          <text:p/>
        </draw:line>
        <draw:line draw:style-name="gr31" draw:text-style-name="P1" draw:layer="layout" svg:x1="27.272cm" svg:y1="1.454cm" svg:x2="27.272cm" svg:y2="7.454cm">
          <text:p/>
        </draw:line>
        <draw:custom-shape draw:style-name="gr22" draw:text-style-name="P1" draw:layer="layout" svg:width="3.015cm" svg:height="3cm" draw:transform="rotate (-1.5707963267949) translate (23.181cm 5.53cm)">
          <text:p/>
          <draw:enhanced-geometry svg:viewBox="0 0 21600 21600" draw:type="rectangle" draw:enhanced-path="M 0 0 L 21600 0 21600 21600 0 21600 0 0 Z N"/>
        </draw:custom-shape>
        <draw:frame draw:style-name="gr35" draw:text-style-name="P2" draw:layer="layout" svg:width="2.5cm" svg:height="2cm" svg:x="20.454cm" svg:y="6.363cm">
          <draw:text-box>
            <text:p text:style-name="P1"><text:span text:style-name="T1">SLAVE</text:span></text:p>
            <text:p text:style-name="P1"><text:span text:style-name="T1">1</text:span></text:p>
          </draw:text-box>
        </draw:frame>
        <draw:custom-shape draw:style-name="gr22" draw:text-style-name="P1" draw:layer="layout" svg:width="3.017cm" svg:height="3cm" draw:transform="rotate (-1.5707963267949) translate (23.181cm 2.541cm)">
          <text:p/>
          <draw:enhanced-geometry svg:viewBox="0 0 21600 21600" draw:type="rectangle" draw:enhanced-path="M 0 0 L 21600 0 21600 21600 0 21600 0 0 Z N"/>
        </draw:custom-shape>
        <draw:frame draw:style-name="gr35" draw:text-style-name="P2" draw:layer="layout" svg:width="2.5cm" svg:height="2cm" svg:x="20.454cm" svg:y="3.09cm">
          <draw:text-box>
            <text:p text:style-name="P1"><text:span text:style-name="T1">SLAVE</text:span></text:p>
            <text:p text:style-name="P1"><text:span text:style-name="T1">3</text:span></text:p>
          </draw:text-box>
        </draw:frame>
        <draw:custom-shape draw:style-name="gr22" draw:text-style-name="P1" draw:layer="layout" svg:width="3.017cm" svg:height="3cm" draw:transform="rotate (-1.5707963267949) translate (26.169cm 5.545cm)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3.015cm" svg:height="3cm" draw:transform="rotate (-1.5707963267949) translate (26.18cm 2.546cm)">
          <text:p/>
          <draw:enhanced-geometry svg:viewBox="0 0 21600 21600" draw:type="rectangle" draw:enhanced-path="M 0 0 L 21600 0 21600 21600 0 21600 0 0 Z N"/>
        </draw:custom-shape>
        <draw:frame draw:style-name="gr35" draw:text-style-name="P2" draw:layer="layout" svg:width="2.5cm" svg:height="2cm" svg:x="23.318cm" svg:y="6.454cm">
          <draw:text-box>
            <text:p text:style-name="P1"><text:span text:style-name="T1">SLAVE</text:span></text:p>
            <text:p text:style-name="P1"><text:span text:style-name="T1">2</text:span></text:p>
          </draw:text-box>
        </draw:frame>
        <draw:frame draw:style-name="gr35" draw:text-style-name="P2" draw:layer="layout" svg:width="2.5cm" svg:height="2cm" svg:x="23.409cm" svg:y="3.09cm">
          <draw:text-box>
            <text:p text:style-name="P1"><text:span text:style-name="T1">SLAVE</text:span></text:p>
            <text:p text:style-name="P1"><text:span text:style-name="T1">4</text:span></text:p>
          </draw:text-box>
        </draw:frame>
        <draw:line draw:style-name="gr32" draw:text-style-name="P1" draw:layer="layout" svg:x1="0.363cm" svg:y1="13.363cm" svg:x2="2.363cm" svg:y2="11.454cm">
          <text:p/>
        </draw:line>
      </draw:page>
      <draw:page draw:name="page6" draw:style-name="dp1" draw:master-page-name="Standard">
        <draw:g>
          <draw:custom-shape draw:style-name="gr36" draw:text-style-name="P1" draw:layer="layout" svg:width="7.97cm" svg:height="8cm" svg:x="19.393cm" svg:y="0.983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line draw:style-name="gr31" draw:text-style-name="P1" draw:layer="layout" svg:x1="25.363cm" svg:y1="5.983cm" svg:x2="27.363cm" svg:y2="4.074cm">
            <text:p/>
          </draw:line>
          <draw:line draw:style-name="gr31" draw:text-style-name="P1" draw:layer="layout" svg:x1="22.363cm" svg:y1="2.983cm" svg:x2="24.272cm" svg:y2="0.983cm">
            <text:p/>
          </draw:line>
          <draw:line draw:style-name="gr31" draw:text-style-name="P1" draw:layer="layout" svg:x1="20.48cm" svg:y1="1.881cm" svg:x2="26.48cm" svg:y2="1.881cm">
            <text:p/>
          </draw:line>
          <draw:line draw:style-name="gr31" draw:text-style-name="P1" draw:layer="layout" svg:x1="26.454cm" svg:y1="1.892cm" svg:x2="26.454cm" svg:y2="7.892cm">
            <text:p/>
          </draw:line>
          <draw:custom-shape draw:style-name="gr37" draw:text-style-name="P1" draw:layer="layout" svg:width="3.015cm" svg:height="3cm" draw:transform="rotate (-1.5707963267949) translate (22.363cm 5.968cm)">
            <text:p/>
            <draw:enhanced-geometry svg:viewBox="0 0 21600 21600" draw:type="rectangle" draw:enhanced-path="M 0 0 L 21600 0 21600 21600 0 21600 0 0 Z N"/>
          </draw:custom-shape>
          <draw:frame draw:style-name="gr35" draw:text-style-name="P2" draw:layer="layout" svg:width="2.5cm" svg:height="2cm" svg:x="19.636cm" svg:y="6.801cm">
            <draw:text-box>
              <text:p text:style-name="P1"><text:span text:style-name="T1">SLAVE</text:span></text:p>
              <text:p text:style-name="P1"><text:span text:style-name="T1">3</text:span></text:p>
            </draw:text-box>
          </draw:frame>
          <draw:custom-shape draw:style-name="gr38" draw:text-style-name="P1" draw:layer="layout" svg:width="3.017cm" svg:height="3cm" draw:transform="rotate (-1.5707963267949) translate (22.363cm 2.979cm)">
            <text:p/>
            <draw:enhanced-geometry svg:viewBox="0 0 21600 21600" draw:type="rectangle" draw:enhanced-path="M 0 0 L 21600 0 21600 21600 0 21600 0 0 Z N"/>
          </draw:custom-shape>
          <draw:frame draw:style-name="gr35" draw:text-style-name="P2" draw:layer="layout" svg:width="2.5cm" svg:height="2cm" svg:x="19.636cm" svg:y="3.528cm">
            <draw:text-box>
              <text:p text:style-name="P1"><text:span text:style-name="T1">SLAVE</text:span></text:p>
              <text:p text:style-name="P1"><text:span text:style-name="T1">1</text:span></text:p>
            </draw:text-box>
          </draw:frame>
          <draw:custom-shape draw:style-name="gr38" draw:text-style-name="P1" draw:layer="layout" svg:width="3.017cm" svg:height="3cm" draw:transform="rotate (-1.5707963267949) translate (25.363cm 5.983cm)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1" draw:layer="layout" svg:width="3.015cm" svg:height="3cm" draw:transform="rotate (-1.5707963267949) translate (25.363cm 2.983cm)">
            <text:p/>
            <draw:enhanced-geometry svg:viewBox="0 0 21600 21600" draw:type="rectangle" draw:enhanced-path="M 0 0 L 21600 0 21600 21600 0 21600 0 0 Z N"/>
          </draw:custom-shape>
          <draw:frame draw:style-name="gr35" draw:text-style-name="P2" draw:layer="layout" svg:width="2.5cm" svg:height="2cm" svg:x="22.545cm" svg:y="6.801cm">
            <draw:text-box>
              <text:p text:style-name="P1"><text:span text:style-name="T1">SLAVE</text:span></text:p>
              <text:p text:style-name="P1"><text:span text:style-name="T1">4</text:span></text:p>
            </draw:text-box>
          </draw:frame>
          <draw:frame draw:style-name="gr35" draw:text-style-name="P2" draw:layer="layout" svg:width="2.5cm" svg:height="2cm" svg:x="22.591cm" svg:y="3.528cm">
            <draw:text-box>
              <text:p text:style-name="P1"><text:span text:style-name="T1">SLAVE</text:span></text:p>
              <text:p text:style-name="P1"><text:span text:style-name="T1">2</text:span></text:p>
            </draw:text-box>
          </draw:frame>
        </draw:g>
        <draw:g>
          <draw:custom-shape draw:style-name="gr39" draw:text-style-name="P1" draw:layer="layout" svg:width="6.03cm" svg:height="6.029cm" svg:x="4.549cm" svg:y="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8.018cm" svg:height="8cm" svg:x="2.545cm" svg:y="3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frame draw:style-name="gr41" draw:text-style-name="P3" draw:layer="layout" svg:width="3.148cm" svg:height="1.673cm" svg:x="5.686cm" svg:y="5.811cm">
            <draw:text-box>
              <text:p><text:span text:style-name="T1">MASTER</text:span></text:p>
              <text:p text:style-name="P1"><text:span text:style-name="T1">0</text:span></text:p>
            </draw:text-box>
          </draw:frame>
          <draw:line draw:style-name="gr32" draw:text-style-name="P1" draw:layer="layout" svg:x1="2.545cm" svg:y1="10.955cm" svg:x2="4.545cm" svg:y2="9.046cm">
            <text:p/>
          </draw:line>
        </draw:g>
        <draw:g>
          <draw:custom-shape draw:style-name="gr42" draw:text-style-name="P1" draw:layer="layout" svg:width="3.015cm" svg:height="3cm" draw:transform="rotate (-1.5707963267949) translate (15.181cm 6.079cm)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3.017cm" svg:height="3cm" draw:transform="rotate (-1.5707963267949) translate (15.181cm 3.09cm)">
            <text:p/>
            <draw:enhanced-geometry svg:viewBox="0 0 21600 21600" draw:type="rectangle" draw:enhanced-path="M 0 0 L 21600 0 21600 21600 0 21600 0 0 Z N"/>
          </draw:custom-shape>
          <draw:frame draw:style-name="gr35" draw:text-style-name="P2" draw:layer="layout" svg:width="3.144cm" svg:height="2cm" svg:x="12.154cm" svg:y="3.639cm">
            <draw:text-box>
              <text:p text:style-name="P1"><text:span text:style-name="T1">MASTER</text:span></text:p>
              <text:p text:style-name="P1"><text:span text:style-name="T1">1</text:span></text:p>
            </draw:text-box>
          </draw:frame>
          <draw:custom-shape draw:style-name="gr43" draw:text-style-name="P1" draw:layer="layout" svg:width="3.017cm" svg:height="3cm" draw:transform="rotate (-1.5707963267949) translate (18.181cm 6.09cm)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3.015cm" svg:height="3cm" draw:transform="rotate (-1.5707963267949) translate (18.181cm 3.094cm)">
            <text:p/>
            <draw:enhanced-geometry svg:viewBox="0 0 21600 21600" draw:type="rectangle" draw:enhanced-path="M 0 0 L 21600 0 21600 21600 0 21600 0 0 Z N"/>
          </draw:custom-shape>
          <draw:frame draw:style-name="gr35" draw:text-style-name="P2" draw:layer="layout" svg:width="3.144cm" svg:height="2cm" svg:x="15.128cm" svg:y="3.657cm">
            <draw:text-box>
              <text:p text:style-name="P1"><text:span text:style-name="T1">MASTER</text:span></text:p>
              <text:p text:style-name="P1"><text:span text:style-name="T1">2</text:span></text:p>
            </draw:text-box>
          </draw:frame>
          <draw:frame draw:style-name="gr35" draw:text-style-name="P2" draw:layer="layout" svg:width="3.144cm" svg:height="2cm" svg:x="12.09cm" svg:y="6.726cm">
            <draw:text-box>
              <text:p text:style-name="P1"><text:span text:style-name="T1">MASTER</text:span></text:p>
              <text:p text:style-name="P1"><text:span text:style-name="T1">3</text:span></text:p>
            </draw:text-box>
          </draw:frame>
          <draw:frame draw:style-name="gr35" draw:text-style-name="P2" draw:layer="layout" svg:width="3.144cm" svg:height="2cm" svg:x="15.037cm" svg:y="6.744cm">
            <draw:text-box>
              <text:p text:style-name="P1"><text:span text:style-name="T1">MASTER</text:span></text:p>
              <text:p text:style-name="P1"><text:span text:style-name="T1">4</text:span></text:p>
            </draw:text-box>
          </draw:frame>
        </draw:g>
        <draw:g>
          <draw:custom-shape draw:style-name="gr39" draw:text-style-name="P1" draw:layer="layout" svg:width="6.03cm" svg:height="6.029cm" svg:x="4.549cm" svg:y="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8.018cm" svg:height="8cm" svg:x="2.545cm" svg:y="3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frame draw:style-name="gr41" draw:text-style-name="P3" draw:layer="layout" svg:width="3.148cm" svg:height="1.673cm" svg:x="5.686cm" svg:y="5.811cm">
            <draw:text-box>
              <text:p><text:span text:style-name="T1">MASTER</text:span></text:p>
              <text:p text:style-name="P1"><text:span text:style-name="T1">0</text:span></text:p>
            </draw:text-box>
          </draw:frame>
          <draw:line draw:style-name="gr32" draw:text-style-name="P1" draw:layer="layout" svg:x1="2.545cm" svg:y1="10.955cm" svg:x2="4.545cm" svg:y2="9.046cm">
            <text:p/>
          </draw:line>
        </draw:g>
        <draw:frame draw:style-name="gr44" draw:layer="layout" svg:width="4.418cm" svg:height="0.962cm" svg:x="5.363cm" svg:y="1.727cm">
          <draw:text-box>
            <text:p>BIG MASTER</text:p>
          </draw:text-box>
        </draw:frame>
        <draw:frame draw:style-name="gr45" draw:layer="layout" svg:width="5.455cm" svg:height="1.673cm" svg:x="12.545cm" svg:y="1.727cm">
          <draw:text-box>
            <text:p>SMALL MASTER</text:p>
          </draw:text-box>
        </draw:frame>
      </draw:page>
      <draw:page draw:name="page7" draw:style-name="dp1" draw:master-page-name="Standard">
        <draw:g>
          <draw:custom-shape draw:style-name="gr36" draw:text-style-name="P1" draw:layer="layout" svg:width="7.97cm" svg:height="8cm" svg:x="19.393cm" svg:y="0.983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line draw:style-name="gr31" draw:text-style-name="P1" draw:layer="layout" svg:x1="25.363cm" svg:y1="5.983cm" svg:x2="27.363cm" svg:y2="4.074cm">
            <text:p/>
          </draw:line>
          <draw:line draw:style-name="gr31" draw:text-style-name="P1" draw:layer="layout" svg:x1="22.363cm" svg:y1="2.983cm" svg:x2="24.272cm" svg:y2="0.983cm">
            <text:p/>
          </draw:line>
          <draw:line draw:style-name="gr31" draw:text-style-name="P1" draw:layer="layout" svg:x1="20.48cm" svg:y1="1.881cm" svg:x2="26.48cm" svg:y2="1.881cm">
            <text:p/>
          </draw:line>
          <draw:line draw:style-name="gr31" draw:text-style-name="P1" draw:layer="layout" svg:x1="26.454cm" svg:y1="1.892cm" svg:x2="26.454cm" svg:y2="7.892cm">
            <text:p/>
          </draw:line>
          <draw:custom-shape draw:style-name="gr37" draw:text-style-name="P1" draw:layer="layout" svg:width="3.015cm" svg:height="3cm" draw:transform="rotate (-1.5707963267949) translate (22.363cm 5.968cm)">
            <text:p/>
            <draw:enhanced-geometry svg:viewBox="0 0 21600 21600" draw:type="rectangle" draw:enhanced-path="M 0 0 L 21600 0 21600 21600 0 21600 0 0 Z N"/>
          </draw:custom-shape>
          <draw:frame draw:style-name="gr35" draw:text-style-name="P2" draw:layer="layout" svg:width="2.5cm" svg:height="2cm" svg:x="19.636cm" svg:y="6.801cm">
            <draw:text-box>
              <text:p text:style-name="P1"><text:span text:style-name="T1">SLAVE</text:span></text:p>
              <text:p text:style-name="P1"><text:span text:style-name="T1">3</text:span></text:p>
            </draw:text-box>
          </draw:frame>
          <draw:custom-shape draw:style-name="gr38" draw:text-style-name="P1" draw:layer="layout" svg:width="3.017cm" svg:height="3cm" draw:transform="rotate (-1.5707963267949) translate (22.363cm 2.979cm)">
            <text:p/>
            <draw:enhanced-geometry svg:viewBox="0 0 21600 21600" draw:type="rectangle" draw:enhanced-path="M 0 0 L 21600 0 21600 21600 0 21600 0 0 Z N"/>
          </draw:custom-shape>
          <draw:frame draw:style-name="gr35" draw:text-style-name="P2" draw:layer="layout" svg:width="2.5cm" svg:height="2cm" svg:x="19.636cm" svg:y="3.528cm">
            <draw:text-box>
              <text:p text:style-name="P1"><text:span text:style-name="T1">SLAVE</text:span></text:p>
              <text:p text:style-name="P1"><text:span text:style-name="T1">1</text:span></text:p>
            </draw:text-box>
          </draw:frame>
          <draw:custom-shape draw:style-name="gr38" draw:text-style-name="P1" draw:layer="layout" svg:width="3.017cm" svg:height="3cm" draw:transform="rotate (-1.5707963267949) translate (25.363cm 5.983cm)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1" draw:layer="layout" svg:width="3.015cm" svg:height="3cm" draw:transform="rotate (-1.5707963267949) translate (25.363cm 2.983cm)">
            <text:p/>
            <draw:enhanced-geometry svg:viewBox="0 0 21600 21600" draw:type="rectangle" draw:enhanced-path="M 0 0 L 21600 0 21600 21600 0 21600 0 0 Z N"/>
          </draw:custom-shape>
          <draw:frame draw:style-name="gr35" draw:text-style-name="P2" draw:layer="layout" svg:width="2.5cm" svg:height="2cm" svg:x="22.545cm" svg:y="6.801cm">
            <draw:text-box>
              <text:p text:style-name="P1"><text:span text:style-name="T1">SLAVE</text:span></text:p>
              <text:p text:style-name="P1"><text:span text:style-name="T1">4</text:span></text:p>
            </draw:text-box>
          </draw:frame>
          <draw:frame draw:style-name="gr35" draw:text-style-name="P2" draw:layer="layout" svg:width="2.5cm" svg:height="2cm" svg:x="22.591cm" svg:y="3.528cm">
            <draw:text-box>
              <text:p text:style-name="P1"><text:span text:style-name="T1">SLAVE</text:span></text:p>
              <text:p text:style-name="P1"><text:span text:style-name="T1">2</text:span></text:p>
            </draw:text-box>
          </draw:frame>
        </draw:g>
        <draw:g>
          <draw:custom-shape draw:style-name="gr39" draw:text-style-name="P1" draw:layer="layout" svg:width="6.03cm" svg:height="6.029cm" svg:x="4.549cm" svg:y="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8.018cm" svg:height="8cm" svg:x="2.545cm" svg:y="3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frame draw:style-name="gr41" draw:text-style-name="P3" draw:layer="layout" svg:width="3.148cm" svg:height="1.673cm" svg:x="5.686cm" svg:y="5.811cm">
            <draw:text-box>
              <text:p><text:span text:style-name="T1">MASTER</text:span></text:p>
              <text:p text:style-name="P1"><text:span text:style-name="T1">0</text:span></text:p>
            </draw:text-box>
          </draw:frame>
          <draw:line draw:style-name="gr32" draw:text-style-name="P1" draw:layer="layout" svg:x1="2.545cm" svg:y1="10.955cm" svg:x2="4.545cm" svg:y2="9.046cm">
            <text:p/>
          </draw:line>
        </draw:g>
        <draw:g>
          <draw:custom-shape draw:style-name="gr42" draw:text-style-name="P1" draw:layer="layout" svg:width="3.015cm" svg:height="3cm" draw:transform="rotate (-1.5707963267949) translate (15.181cm 6.079cm)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3.017cm" svg:height="3cm" draw:transform="rotate (-1.5707963267949) translate (15.181cm 3.09cm)">
            <text:p/>
            <draw:enhanced-geometry svg:viewBox="0 0 21600 21600" draw:type="rectangle" draw:enhanced-path="M 0 0 L 21600 0 21600 21600 0 21600 0 0 Z N"/>
          </draw:custom-shape>
          <draw:frame draw:style-name="gr35" draw:text-style-name="P2" draw:layer="layout" svg:width="3.144cm" svg:height="2cm" svg:x="12.154cm" svg:y="3.639cm">
            <draw:text-box>
              <text:p text:style-name="P1"><text:span text:style-name="T1">MASTER</text:span></text:p>
              <text:p text:style-name="P1"><text:span text:style-name="T1">1</text:span></text:p>
            </draw:text-box>
          </draw:frame>
          <draw:custom-shape draw:style-name="gr43" draw:text-style-name="P1" draw:layer="layout" svg:width="3.017cm" svg:height="3cm" draw:transform="rotate (-1.5707963267949) translate (18.181cm 6.09cm)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3.015cm" svg:height="3cm" draw:transform="rotate (-1.5707963267949) translate (18.181cm 3.09cm)">
            <text:p/>
            <draw:enhanced-geometry svg:viewBox="0 0 21600 21600" draw:type="rectangle" draw:enhanced-path="M 0 0 L 21600 0 21600 21600 0 21600 0 0 Z N"/>
          </draw:custom-shape>
          <draw:frame draw:style-name="gr35" draw:text-style-name="P2" draw:layer="layout" svg:width="3.144cm" svg:height="2cm" svg:x="15.128cm" svg:y="3.657cm">
            <draw:text-box>
              <text:p text:style-name="P1"><text:span text:style-name="T1">MASTER</text:span></text:p>
              <text:p text:style-name="P1"><text:span text:style-name="T1">2</text:span></text:p>
            </draw:text-box>
          </draw:frame>
          <draw:frame draw:style-name="gr35" draw:text-style-name="P2" draw:layer="layout" svg:width="3.144cm" svg:height="2cm" svg:x="12.09cm" svg:y="6.726cm">
            <draw:text-box>
              <text:p text:style-name="P1"><text:span text:style-name="T1">MASTER</text:span></text:p>
              <text:p text:style-name="P1"><text:span text:style-name="T1">3</text:span></text:p>
            </draw:text-box>
          </draw:frame>
          <draw:frame draw:style-name="gr35" draw:text-style-name="P2" draw:layer="layout" svg:width="3.144cm" svg:height="2cm" svg:x="15.037cm" svg:y="6.744cm">
            <draw:text-box>
              <text:p text:style-name="P1"><text:span text:style-name="T1">MASTER</text:span></text:p>
              <text:p text:style-name="P1"><text:span text:style-name="T1">4</text:span></text:p>
            </draw:text-box>
          </draw:frame>
        </draw:g>
        <draw:g>
          <draw:custom-shape draw:style-name="gr39" draw:text-style-name="P1" draw:layer="layout" svg:width="6.03cm" svg:height="6.029cm" svg:x="4.549cm" svg:y="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8.018cm" svg:height="8cm" svg:x="2.545cm" svg:y="3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frame draw:style-name="gr41" draw:text-style-name="P3" draw:layer="layout" svg:width="3.148cm" svg:height="1.673cm" svg:x="5.686cm" svg:y="5.811cm">
            <draw:text-box>
              <text:p><text:span text:style-name="T1">MASTER</text:span></text:p>
              <text:p text:style-name="P1"><text:span text:style-name="T1">0</text:span></text:p>
            </draw:text-box>
          </draw:frame>
          <draw:line draw:style-name="gr32" draw:text-style-name="P1" draw:layer="layout" svg:x1="2.545cm" svg:y1="10.955cm" svg:x2="4.545cm" svg:y2="9.046cm">
            <text:p/>
          </draw:line>
        </draw:g>
        <draw:frame draw:style-name="gr44" draw:text-style-name="P3" draw:layer="layout" svg:width="4.418cm" svg:height="0.962cm" svg:x="5.363cm" svg:y="1.727cm">
          <draw:text-box>
            <text:p text:style-name="P3">BIG MASTER</text:p>
          </draw:text-box>
        </draw:frame>
        <draw:frame draw:style-name="gr45" draw:text-style-name="P3" draw:layer="layout" svg:width="5.455cm" svg:height="1.673cm" svg:x="12.545cm" svg:y="1.727cm">
          <draw:text-box>
            <text:p text:style-name="P3">SMALL MAST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lorian Hindenlang</meta:initial-creator>
    <meta:creation-date>2012-04-02T12:03:33</meta:creation-date>
    <dc:date>2015-05-08T09:32:57.774435790</dc:date>
    <meta:editing-duration>PT4H34M27S</meta:editing-duration>
    <meta:editing-cycles>28</meta:editing-cycles>
    <meta:generator>LibreOffice/4.3.7.2$Linux_X86_64 LibreOffice_project/430m0$Build-2</meta:generator>
    <meta:document-statistic meta:object-count="358"/>
  </office:meta>
</office:document-meta>
</file>